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0.5457in"/>
    </style:style>
    <style:style style:name="co21" style:family="table-column">
      <style:table-column-properties fo:break-before="auto" style:column-width="0.8846in"/>
    </style:style>
    <style:style style:name="co22" style:family="table-column">
      <style:table-column-properties fo:break-before="auto" style:column-width="0.6335in"/>
    </style:style>
    <style:style style:name="co23" style:family="table-column">
      <style:table-column-properties fo:break-before="auto" style:column-width="1.2016in"/>
    </style:style>
    <style:style style:name="co24" style:family="table-column">
      <style:table-column-properties fo:break-before="auto" style:column-width="1.0598in"/>
    </style:style>
    <style:style style:name="co25" style:family="table-column">
      <style:table-column-properties fo:break-before="auto" style:column-width="1.2339in"/>
    </style:style>
    <style:style style:name="co26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10)/LOG([.C4];10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10)/LOG([.C5];10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" office:value-type="float" office:value="5.09220046218569">
            <text:p>5.0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</table:table>
      <table:table table:name="tanks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weapon_autocannon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00">
            <text:p>100</text:p>
          </table:table-cell>
          <table:table-cell table:formula="oooc:=CEILING(([.O5]-[.R5]/2);[.R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/>
          <table:table-cell table:formula="oooc:=[.U4]/[.F5]/[.T4]*[.N5]" office:value-type="float" office:value="20">
            <text:p>20</text:p>
          </table:table-cell>
          <table:table-cell table:formula="oooc:=[.V4]/[.J5]" office:value-type="float" office:value="40">
            <text:p>40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100">
            <text:p>100</text:p>
          </table:table-cell>
          <table:table-cell table:formula="oooc:=[.P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50">
            <text:p>150</text:p>
          </table:table-cell>
          <table:table-cell table:formula="oooc:=CEILING(([.O6]-[.R6]/2);[.R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/>
          <table:table-cell table:formula="oooc:=[.U4]/[.F6]/[.T4]*[.N6]" office:value-type="float" office:value="30.9333417186297">
            <text:p>30.93</text:p>
          </table:table-cell>
          <table:table-cell table:formula="oooc:=[.V4]/[.J6]" office:value-type="float" office:value="25.8620619549228">
            <text:p>25.86</text:p>
          </table:table-cell>
          <table:table-cell table:formula="oooc:=([.D6]/[.C6])/([.O6]/[.N6])" office:value-type="float" office:value="1.02635938401458">
            <text:p>1.03</text:p>
          </table:table-cell>
          <table:table-cell/>
          <table:table-cell table:formula="oooc:=[.G6]^[$globals.$C$16]*[$globals.$C$22]/[.O6]" office:value-type="float" office:value="154.666708593149">
            <text:p>154.67</text:p>
          </table:table-cell>
          <table:table-cell table:formula="oooc:=[.P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40">
            <text:p>240</text:p>
          </table:table-cell>
          <table:table-cell table:formula="oooc:=CEILING(([.O7]-[.R7]/2);[.R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/>
          <table:table-cell table:formula="oooc:=[.U4]/[.F7]/[.T4]*[.N7]" office:value-type="float" office:value="47.8435814940759">
            <text:p>47.84</text:p>
          </table:table-cell>
          <table:table-cell table:formula="oooc:=[.V4]/[.J7]" office:value-type="float" office:value="16.7211562140066">
            <text:p>16.72</text:p>
          </table:table-cell>
          <table:table-cell table:formula="oooc:=([.D7]/[.C7])/([.O7]/[.N7])" office:value-type="float" office:value="0.995288723691216">
            <text:p>1</text:p>
          </table:table-cell>
          <table:table-cell/>
          <table:table-cell table:formula="oooc:=[.G7]^[$globals.$C$16]*[$globals.$C$22]/[.O7]" office:value-type="float" office:value="239.217907470379">
            <text:p>239.22</text:p>
          </table:table-cell>
          <table:table-cell table:formula="oooc:=[.P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70">
            <text:p>370</text:p>
          </table:table-cell>
          <table:table-cell table:formula="oooc:=CEILING(([.O8]-[.R8]/2);[.R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/>
          <table:table-cell table:formula="oooc:=[.U4]/[.F8]/[.T4]*[.N8]" office:value-type="float" office:value="73.9980927699679">
            <text:p>74</text:p>
          </table:table-cell>
          <table:table-cell table:formula="oooc:=[.V4]/[.J8]" office:value-type="float" office:value="10.8110894491146">
            <text:p>10.81</text:p>
          </table:table-cell>
          <table:table-cell table:formula="oooc:=([.D8]/[.C8])/([.O8]/[.N8])" office:value-type="float" office:value="0.98602695112391">
            <text:p>0.99</text:p>
          </table:table-cell>
          <table:table-cell/>
          <table:table-cell table:formula="oooc:=[.G8]^[$globals.$C$16]*[$globals.$C$22]/[.O8]" office:value-type="float" office:value="369.99046384984">
            <text:p>369.99</text:p>
          </table:table-cell>
          <table:table-cell table:formula="oooc:=[.P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570">
            <text:p>570</text:p>
          </table:table-cell>
          <table:table-cell table:formula="oooc:=CEILING(([.O9]-[.R9]/2);[.R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/>
          <table:table-cell table:formula="oooc:=[.U4]/[.F9]/[.T4]*[.N9]" office:value-type="float" office:value="114.450414509014">
            <text:p>114.45</text:p>
          </table:table-cell>
          <table:table-cell table:formula="oooc:=[.V4]/[.J9]" office:value-type="float" office:value="6.98992662833032">
            <text:p>6.99</text:p>
          </table:table-cell>
          <table:table-cell table:formula="oooc:=([.D9]/[.C9])/([.O9]/[.N9])" office:value-type="float" office:value="1.01666805517812">
            <text:p>1.02</text:p>
          </table:table-cell>
          <table:table-cell/>
          <table:table-cell table:formula="oooc:=[.G9]^[$globals.$C$16]*[$globals.$C$22]/[.O9]" office:value-type="float" office:value="572.25207254507">
            <text:p>572.25</text:p>
          </table:table-cell>
          <table:table-cell table:formula="oooc:=[.P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90">
            <text:p>890</text:p>
          </table:table-cell>
          <table:table-cell table:formula="oooc:=CEILING(([.O10]-[.R10]/2);[.R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/>
          <table:table-cell table:formula="oooc:=[.U4]/[.F10]/[.T4]*[.N10]" office:value-type="float" office:value="177.016689092307">
            <text:p>177.02</text:p>
          </table:table-cell>
          <table:table-cell table:formula="oooc:=[.V4]/[.J10]" office:value-type="float" office:value="4.51934788805609">
            <text:p>4.52</text:p>
          </table:table-cell>
          <table:table-cell table:formula="oooc:=([.D10]/[.C10])/([.O10]/[.N10])" office:value-type="float" office:value="0.979176154011034">
            <text:p>0.98</text:p>
          </table:table-cell>
          <table:table-cell/>
          <table:table-cell table:formula="oooc:=[.G10]^[$globals.$C$16]*[$globals.$C$22]/[.O10]" office:value-type="float" office:value="885.083445461536">
            <text:p>885.08</text:p>
          </table:table-cell>
          <table:table-cell table:formula="oooc:=[.P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4200">
            <text:p>4,200</text:p>
          </table:table-cell>
          <table:table-cell table:formula="oooc:=CEILING(([.O13]-[.R13]/2);[.R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/>
          <table:table-cell table:formula="oooc:=[.U12]/[.F13]/[.T12]*[.N13]" office:value-type="float" office:value="650.536332414229">
            <text:p>650.54</text:p>
          </table:table-cell>
          <table:table-cell table:formula="oooc:=[.V12]/[.J13]" office:value-type="float" office:value="36.892635820866">
            <text:p>36.89</text:p>
          </table:table-cell>
          <table:table-cell table:formula="oooc:=([.D13]/[.C13])/([.O13]/[.N13])" office:value-type="float" office:value="0.984382999708125">
            <text:p>0.98</text:p>
          </table:table-cell>
          <table:table-cell/>
          <table:table-cell table:formula="oooc:=[.G13]^[$globals.$C$16]*[$globals.$C$22]/[.O13]" office:value-type="float" office:value="4182.01927980576">
            <text:p>4182.02</text:p>
          </table:table-cell>
          <table:table-cell table:formula="oooc:=[.P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6500">
            <text:p>6,500</text:p>
          </table:table-cell>
          <table:table-cell table:formula="oooc:=CEILING(([.O14]-[.R14]/2);[.R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/>
          <table:table-cell table:formula="oooc:=[.U12]/[.F14]/[.T12]*[.N14]" office:value-type="float" office:value="1006.16313354767">
            <text:p>1006.16</text:p>
          </table:table-cell>
          <table:table-cell table:formula="oooc:=[.V12]/[.J14]" office:value-type="float" office:value="23.852990831991">
            <text:p>23.85</text:p>
          </table:table-cell>
          <table:table-cell table:formula="oooc:=([.D14]/[.C14])/([.O14]/[.N14])" office:value-type="float" office:value="1.00575909695596">
            <text:p>1.01</text:p>
          </table:table-cell>
          <table:table-cell/>
          <table:table-cell table:formula="oooc:=[.G14]^[$globals.$C$16]*[$globals.$C$22]/[.O14]" office:value-type="float" office:value="6468.19157280647">
            <text:p>6468.19</text:p>
          </table:table-cell>
          <table:table-cell table:formula="oooc:=[.P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10000">
            <text:p>10,000</text:p>
          </table:table-cell>
          <table:table-cell table:formula="oooc:=CEILING(([.O15]-[.R15]/2);[.R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/>
          <table:table-cell table:formula="oooc:=[.U12]/[.F15]/[.T12]*[.N15]" office:value-type="float" office:value="1556.19940173587">
            <text:p>1556.2</text:p>
          </table:table-cell>
          <table:table-cell table:formula="oooc:=[.V12]/[.J15]" office:value-type="float" office:value="15.4221881676789">
            <text:p>15.42</text:p>
          </table:table-cell>
          <table:table-cell table:formula="oooc:=([.D15]/[.C15])/([.O15]/[.N15])" office:value-type="float" office:value="0.998475724244355">
            <text:p>1</text:p>
          </table:table-cell>
          <table:table-cell/>
          <table:table-cell table:formula="oooc:=[.G15]^[$globals.$C$16]*[$globals.$C$22]/[.O15]" office:value-type="float" office:value="10004.1390111592">
            <text:p>10004.14</text:p>
          </table:table-cell>
          <table:table-cell table:formula="oooc:=[.P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N15];10);1)-1);5)" office:value-type="float" office:value="1000">
            <text:p>10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5000">
            <text:p>15,000</text:p>
          </table:table-cell>
          <table:table-cell table:formula="oooc:=CEILING(([.O16]-[.R16]/2);[.R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/>
          <table:table-cell table:formula="oooc:=[.U12]/[.F16]/[.T12]*[.N16]" office:value-type="float" office:value="2406.92239381114">
            <text:p>2406.92</text:p>
          </table:table-cell>
          <table:table-cell table:formula="oooc:=[.V12]/[.J16]" office:value-type="float" office:value="9.97123964682476">
            <text:p>9.97</text:p>
          </table:table-cell>
          <table:table-cell table:formula="oooc:=([.D16]/[.C16])/([.O16]/[.N16])" office:value-type="float" office:value="1.03514639322116">
            <text:p>1.04</text:p>
          </table:table-cell>
          <table:table-cell/>
          <table:table-cell table:formula="oooc:=[.G16]^[$globals.$C$16]*[$globals.$C$22]/[.O16]" office:value-type="float" office:value="15473.072531643">
            <text:p>15473.07</text:p>
          </table:table-cell>
          <table:table-cell table:formula="oooc:=[.P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4000">
            <text:p>24,000</text:p>
          </table:table-cell>
          <table:table-cell table:formula="oooc:=CEILING(([.O17]-[.R17]/2);[.R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/>
          <table:table-cell table:formula="oooc:=[.U12]/[.F17]/[.T12]*[.N17]" office:value-type="float" office:value="3722.70764489911">
            <text:p>3722.71</text:p>
          </table:table-cell>
          <table:table-cell table:formula="oooc:=[.V12]/[.J17]" office:value-type="float" office:value="6.44692043783911">
            <text:p>6.45</text:p>
          </table:table-cell>
          <table:table-cell table:formula="oooc:=([.D17]/[.C17])/([.O17]/[.N17])" office:value-type="float" office:value="0.993771629219826">
            <text:p>0.99</text:p>
          </table:table-cell>
          <table:table-cell/>
          <table:table-cell table:formula="oooc:=[.G17]^[$globals.$C$16]*[$globals.$C$22]/[.O17]" office:value-type="float" office:value="23931.6920029229">
            <text:p>23931.69</text:p>
          </table:table-cell>
          <table:table-cell table:formula="oooc:=[.P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37000">
            <text:p>37,000</text:p>
          </table:table-cell>
          <table:table-cell table:formula="oooc:=CEILING(([.O18]-[.R18]/2);[.R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/>
          <table:table-cell table:formula="oooc:=[.U12]/[.F18]/[.T12]*[.N18]" office:value-type="float" office:value="5757.78938491098">
            <text:p>5757.79</text:p>
          </table:table-cell>
          <table:table-cell table:formula="oooc:=[.V12]/[.J18]" office:value-type="float" office:value="4.16826639454633">
            <text:p>4.17</text:p>
          </table:table-cell>
          <table:table-cell table:formula="oooc:=([.D18]/[.C18])/([.O18]/[.N18])" office:value-type="float" office:value="0.9845239741479">
            <text:p>0.98</text:p>
          </table:table-cell>
          <table:table-cell/>
          <table:table-cell table:formula="oooc:=[.G18]^[$globals.$C$16]*[$globals.$C$22]/[.O18]" office:value-type="float" office:value="37014.3603315706">
            <text:p>37014.36</text:p>
          </table:table-cell>
          <table:table-cell table:formula="oooc:=[.P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60000">
            <text:p>160,000</text:p>
          </table:table-cell>
          <table:table-cell table:formula="oooc:=CEILING(([.O21]-[.R21]/2);[.R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/>
          <table:table-cell table:formula="oooc:=[.U20]/[.F21]/[.T20]*[.N21]" office:value-type="float" office:value="19192.6312830366">
            <text:p>19192.63</text:p>
          </table:table-cell>
          <table:table-cell table:formula="oooc:=[.V20]/[.J21]" office:value-type="float" office:value="37.514397550917">
            <text:p>37.51</text:p>
          </table:table-cell>
          <table:table-cell table:formula="oooc:=([.D21]/[.C21])/([.O21]/[.N21])" office:value-type="float" office:value="0.964151022067772">
            <text:p>0.96</text:p>
          </table:table-cell>
          <table:table-cell/>
          <table:table-cell table:formula="oooc:=[.G21]^[$globals.$C$16]*[$globals.$C$22]/[.O21]" office:value-type="float" office:value="156674.541086013">
            <text:p>156674.54</text:p>
          </table:table-cell>
          <table:table-cell table:formula="oooc:=[.P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40000">
            <text:p>240,000</text:p>
          </table:table-cell>
          <table:table-cell table:formula="oooc:=CEILING(([.O22]-[.R22]/2);[.R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/>
          <table:table-cell table:formula="oooc:=[.U20]/[.F22]/[.T20]*[.N22]" office:value-type="float" office:value="29684.6110978917">
            <text:p>29684.61</text:p>
          </table:table-cell>
          <table:table-cell table:formula="oooc:=[.V20]/[.J22]" office:value-type="float" office:value="24.2549918415855">
            <text:p>24.25</text:p>
          </table:table-cell>
          <table:table-cell table:formula="oooc:=([.D22]/[.C22])/([.O22]/[.N22])" office:value-type="float" office:value="0.996815012836222">
            <text:p>1</text:p>
          </table:table-cell>
          <table:table-cell/>
          <table:table-cell table:formula="oooc:=[.G22]^[$globals.$C$16]*[$globals.$C$22]/[.O22]" office:value-type="float" office:value="242323.355901156">
            <text:p>242323.36</text:p>
          </table:table-cell>
          <table:table-cell table:formula="oooc:=[.P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370000">
            <text:p>370,000</text:p>
          </table:table-cell>
          <table:table-cell table:formula="oooc:=CEILING(([.O23]-[.R23]/2);[.R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/>
          <table:table-cell table:formula="oooc:=[.U20]/[.F23]/[.T20]*[.N23]" office:value-type="float" office:value="45912.2109437856">
            <text:p>45912.21</text:p>
          </table:table-cell>
          <table:table-cell table:formula="oooc:=[.V20]/[.J23]" office:value-type="float" office:value="15.6821025430808">
            <text:p>15.68</text:p>
          </table:table-cell>
          <table:table-cell table:formula="oooc:=([.D23]/[.C23])/([.O23]/[.N23])" office:value-type="float" office:value="1.00549429243348">
            <text:p>1.01</text:p>
          </table:table-cell>
          <table:table-cell/>
          <table:table-cell table:formula="oooc:=[.G23]^[$globals.$C$16]*[$globals.$C$22]/[.O23]" office:value-type="float" office:value="374793.55872478">
            <text:p>374793.56</text:p>
          </table:table-cell>
          <table:table-cell table:formula="oooc:=[.P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580000">
            <text:p>580,000</text:p>
          </table:table-cell>
          <table:table-cell table:formula="oooc:=CEILING(([.O24]-[.R24]/2);[.R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/>
          <table:table-cell table:formula="oooc:=[.U20]/[.F24]/[.T20]*[.N24]" office:value-type="float" office:value="71010.9055090965">
            <text:p>71010.91</text:p>
          </table:table-cell>
          <table:table-cell table:formula="oooc:=[.V20]/[.J24]" office:value-type="float" office:value="10.1392876888152">
            <text:p>10.14</text:p>
          </table:table-cell>
          <table:table-cell table:formula="oooc:=([.D24]/[.C24])/([.O24]/[.N24])" office:value-type="float" office:value="1.00766919238172">
            <text:p>1.01</text:p>
          </table:table-cell>
          <table:table-cell/>
          <table:table-cell table:formula="oooc:=[.G24]^[$globals.$C$16]*[$globals.$C$22]/[.O24]" office:value-type="float" office:value="579680.861298747">
            <text:p>579680.86</text:p>
          </table:table-cell>
          <table:table-cell table:formula="oooc:=[.P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900000">
            <text:p>900,000</text:p>
          </table:table-cell>
          <table:table-cell table:formula="oooc:=CEILING(([.O25]-[.R25]/2);[.R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/>
          <table:table-cell table:formula="oooc:=[.U20]/[.F25]/[.T20]*[.N25]" office:value-type="float" office:value="109830.23029311">
            <text:p>109830.23</text:p>
          </table:table-cell>
          <table:table-cell table:formula="oooc:=[.V20]/[.J25]" office:value-type="float" office:value="6.55557215967311">
            <text:p>6.56</text:p>
          </table:table-cell>
          <table:table-cell table:formula="oooc:=([.D25]/[.C25])/([.O25]/[.N25])" office:value-type="float" office:value="0.99916862761239">
            <text:p>1</text:p>
          </table:table-cell>
          <table:table-cell/>
          <table:table-cell table:formula="oooc:=[.G25]^[$globals.$C$16]*[$globals.$C$22]/[.O25]" office:value-type="float" office:value="896573.308515186">
            <text:p>896573.31</text:p>
          </table:table-cell>
          <table:table-cell table:formula="oooc:=[.P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400000">
            <text:p>1,400,000</text:p>
          </table:table-cell>
          <table:table-cell table:formula="oooc:=CEILING(([.O26]-[.R26]/2);[.R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/>
          <table:table-cell table:formula="oooc:=[.U20]/[.F26]/[.T20]*[.N26]" office:value-type="float" office:value="169870.802234629">
            <text:p>169870.8</text:p>
          </table:table-cell>
          <table:table-cell table:formula="oooc:=[.V20]/[.J26]" office:value-type="float" office:value="4.23851533358583">
            <text:p>4.24</text:p>
          </table:table-cell>
          <table:table-cell table:formula="oooc:=([.D26]/[.C26])/([.O26]/[.N26])" office:value-type="float" office:value="0.992574178676618">
            <text:p>0.99</text:p>
          </table:table-cell>
          <table:table-cell/>
          <table:table-cell table:formula="oooc:=[.G26]^[$globals.$C$16]*[$globals.$C$22]/[.O26]" office:value-type="float" office:value="1386700.42640513">
            <text:p>1386700.43</text:p>
          </table:table-cell>
          <table:table-cell table:formula="oooc:=[.P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1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800000">
            <text:p>2,800,000</text:p>
          </table:table-cell>
          <table:table-cell table:formula="oooc:=CEILING(([.O29]-[.R29]/2);[.R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/>
          <table:table-cell table:formula="oooc:=[.U28]/[.F29]/[.T28]*[.N29]" office:value-type="float" office:value="594547.807821201">
            <text:p>594547.81</text:p>
          </table:table-cell>
          <table:table-cell table:formula="oooc:=[.V28]/[.J29]" office:value-type="float" office:value="36.3301314307357">
            <text:p>36.33</text:p>
          </table:table-cell>
          <table:table-cell table:formula="oooc:=([.D29]/[.C29])/([.O29]/[.N29])" office:value-type="float" office:value="0.992574178676618">
            <text:p>0.99</text:p>
          </table:table-cell>
          <table:table-cell/>
          <table:table-cell table:formula="oooc:=[.G29]^[$globals.$C$16]*[$globals.$C$22]/[.O29]" office:value-type="float" office:value="2773400.85281027">
            <text:p>2773400.85</text:p>
          </table:table-cell>
          <table:table-cell table:formula="oooc:=[.P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300000">
            <text:p>4,300,000</text:p>
          </table:table-cell>
          <table:table-cell table:formula="oooc:=CEILING(([.O30]-[.R30]/2);[.R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/>
          <table:table-cell table:formula="oooc:=[.U28]/[.F30]/[.T28]*[.N30]" office:value-type="float" office:value="919567.52536977">
            <text:p>919567.53</text:p>
          </table:table-cell>
          <table:table-cell table:formula="oooc:=[.V28]/[.J30]" office:value-type="float" office:value="23.4893027473043">
            <text:p>23.49</text:p>
          </table:table-cell>
          <table:table-cell table:formula="oooc:=([.D30]/[.C30])/([.O30]/[.N30])" office:value-type="float" office:value="0.991740443865633">
            <text:p>0.99</text:p>
          </table:table-cell>
          <table:table-cell/>
          <table:table-cell table:formula="oooc:=[.G30]^[$globals.$C$16]*[$globals.$C$22]/[.O30]" office:value-type="float" office:value="4289527.81513595">
            <text:p>4289527.82</text:p>
          </table:table-cell>
          <table:table-cell table:formula="oooc:=[.P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6600000">
            <text:p>6,600,000</text:p>
          </table:table-cell>
          <table:table-cell table:formula="oooc:=CEILING(([.O31]-[.R31]/2);[.R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/>
          <table:table-cell table:formula="oooc:=[.U28]/[.F31]/[.T28]*[.N31]" office:value-type="float" office:value="1422264.82478089">
            <text:p>1422264.82</text:p>
          </table:table-cell>
          <table:table-cell table:formula="oooc:=[.V28]/[.J31]" office:value-type="float" office:value="15.1870450732181">
            <text:p>15.19</text:p>
          </table:table-cell>
          <table:table-cell table:formula="oooc:=([.D31]/[.C31])/([.O31]/[.N31])" office:value-type="float" office:value="1.00878367789655">
            <text:p>1.01</text:p>
          </table:table-cell>
          <table:table-cell/>
          <table:table-cell table:formula="oooc:=[.G31]^[$globals.$C$16]*[$globals.$C$22]/[.O31]" office:value-type="float" office:value="6634471.48585838">
            <text:p>6634471.49</text:p>
          </table:table-cell>
          <table:table-cell table:formula="oooc:=[.P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0000000">
            <text:p>10,000,000</text:p>
          </table:table-cell>
          <table:table-cell table:formula="oooc:=CEILING(([.O32]-[.R32]/2);[.R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/>
          <table:table-cell table:formula="oooc:=[.U28]/[.F32]/[.T28]*[.N32]" office:value-type="float" office:value="2199770.19196671">
            <text:p>2199770.19</text:p>
          </table:table-cell>
          <table:table-cell table:formula="oooc:=[.V28]/[.J32]" office:value-type="float" office:value="9.81920751489428">
            <text:p>9.82</text:p>
          </table:table-cell>
          <table:table-cell table:formula="oooc:=([.D32]/[.C32])/([.O32]/[.N32])" office:value-type="float" office:value="1.02572824709847">
            <text:p>1.03</text:p>
          </table:table-cell>
          <table:table-cell/>
          <table:table-cell table:formula="oooc:=[.G32]^[$globals.$C$16]*[$globals.$C$22]/[.O32]" office:value-type="float" office:value="10261318.6797281">
            <text:p>10261318.68</text:p>
          </table:table-cell>
          <table:table-cell table:formula="oooc:=[.P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6000000">
            <text:p>16,000,000</text:p>
          </table:table-cell>
          <table:table-cell table:formula="oooc:=CEILING(([.O33]-[.R33]/2);[.R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/>
          <table:table-cell table:formula="oooc:=[.U28]/[.F33]/[.T28]*[.N33]" office:value-type="float" office:value="3402312.1525281">
            <text:p>3402312.15</text:p>
          </table:table-cell>
          <table:table-cell table:formula="oooc:=[.V28]/[.J33]" office:value-type="float" office:value="6.34862382746099">
            <text:p>6.35</text:p>
          </table:table-cell>
          <table:table-cell table:formula="oooc:=([.D33]/[.C33])/([.O33]/[.N33])" office:value-type="float" office:value="0.990389293449103">
            <text:p>0.99</text:p>
          </table:table-cell>
          <table:table-cell/>
          <table:table-cell table:formula="oooc:=[.G33]^[$globals.$C$16]*[$globals.$C$22]/[.O33]" office:value-type="float" office:value="15870843.8601894">
            <text:p>15870843.86</text:p>
          </table:table-cell>
          <table:table-cell table:formula="oooc:=[.P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5000000">
            <text:p>25,000,000</text:p>
          </table:table-cell>
          <table:table-cell table:formula="oooc:=CEILING(([.O34]-[.R34]/2);[.R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/>
          <table:table-cell table:formula="oooc:=[.U28]/[.F34]/[.T28]*[.N34]" office:value-type="float" office:value="5262244.22237992">
            <text:p>5262244.22</text:p>
          </table:table-cell>
          <table:table-cell table:formula="oooc:=[.V28]/[.J34]" office:value-type="float" office:value="4.10471256885738">
            <text:p>4.1</text:p>
          </table:table-cell>
          <table:table-cell table:formula="oooc:=([.D34]/[.C34])/([.O34]/[.N34])" office:value-type="float" office:value="0.985692455911809">
            <text:p>0.99</text:p>
          </table:table-cell>
          <table:table-cell/>
          <table:table-cell table:formula="oooc:=[.G34]^[$globals.$C$16]*[$globals.$C$22]/[.O34]" office:value-type="float" office:value="24546911.8245127">
            <text:p>24546911.82</text:p>
          </table:table-cell>
          <table:table-cell table:formula="oooc:=[.P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1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6000000">
            <text:p>46,000,000</text:p>
          </table:table-cell>
          <table:table-cell table:formula="oooc:=CEILING(([.O37]-[.R37]/2);[.R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/>
          <table:table-cell table:formula="oooc:=[.U36]/[.F37]/[.T36]*[.N37]" office:value-type="float" office:value="18417854.7783297">
            <text:p>18417854.78</text:p>
          </table:table-cell>
          <table:table-cell table:formula="oooc:=[.V36]/[.J37]" office:value-type="float" office:value="35.1832505902061">
            <text:p>35.18</text:p>
          </table:table-cell>
          <table:table-cell table:formula="oooc:=([.D37]/[.C37])/([.O37]/[.N37])" office:value-type="float" office:value="0.99547380816501">
            <text:p>1</text:p>
          </table:table-cell>
          <table:table-cell/>
          <table:table-cell table:formula="oooc:=[.G37]^[$globals.$C$16]*[$globals.$C$22]/[.O37]" office:value-type="float" office:value="46025459.6709614">
            <text:p>46025459.67</text:p>
          </table:table-cell>
          <table:table-cell table:formula="oooc:=[.P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71000000">
            <text:p>71,000,000</text:p>
          </table:table-cell>
          <table:table-cell table:formula="oooc:=CEILING(([.O38]-[.R38]/2);[.R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/>
          <table:table-cell table:formula="oooc:=[.U36]/[.F38]/[.T36]*[.N38]" office:value-type="float" office:value="28486289.7791085">
            <text:p>28486289.78</text:p>
          </table:table-cell>
          <table:table-cell table:formula="oooc:=[.V36]/[.J38]" office:value-type="float" office:value="22.7477851634871">
            <text:p>22.75</text:p>
          </table:table-cell>
          <table:table-cell table:formula="oooc:=([.D38]/[.C38])/([.O38]/[.N38])" office:value-type="float" office:value="1.00102661844899">
            <text:p>1</text:p>
          </table:table-cell>
          <table:table-cell/>
          <table:table-cell table:formula="oooc:=[.G38]^[$globals.$C$16]*[$globals.$C$22]/[.O38]" office:value-type="float" office:value="71186063.587943">
            <text:p>71186063.59</text:p>
          </table:table-cell>
          <table:table-cell table:formula="oooc:=[.P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10000000">
            <text:p>110,000,000</text:p>
          </table:table-cell>
          <table:table-cell table:formula="oooc:=CEILING(([.O39]-[.R39]/2);[.R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/>
          <table:table-cell table:formula="oooc:=[.U36]/[.F39]/[.T36]*[.N39]" office:value-type="float" office:value="44058806.8016536">
            <text:p>44058806.8</text:p>
          </table:table-cell>
          <table:table-cell table:formula="oooc:=[.V36]/[.J39]" office:value-type="float" office:value="14.7076157308845">
            <text:p>14.71</text:p>
          </table:table-cell>
          <table:table-cell table:formula="oooc:=([.D39]/[.C39])/([.O39]/[.N39])" office:value-type="float" office:value="1.00782436457638">
            <text:p>1.01</text:p>
          </table:table-cell>
          <table:table-cell/>
          <table:table-cell table:formula="oooc:=[.G39]^[$globals.$C$16]*[$globals.$C$22]/[.O39]" office:value-type="float" office:value="110101141.528497">
            <text:p>110101141.53</text:p>
          </table:table-cell>
          <table:table-cell table:formula="oooc:=[.P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70000000">
            <text:p>170,000,000</text:p>
          </table:table-cell>
          <table:table-cell table:formula="oooc:=CEILING(([.O40]-[.R40]/2);[.R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/>
          <table:table-cell table:formula="oooc:=[.U36]/[.F40]/[.T36]*[.N40]" office:value-type="float" office:value="68144306.3255319">
            <text:p>68144306.33</text:p>
          </table:table-cell>
          <table:table-cell table:formula="oooc:=[.V36]/[.J40]" office:value-type="float" office:value="9.50923173103328">
            <text:p>9.51</text:p>
          </table:table-cell>
          <table:table-cell table:formula="oooc:=([.D40]/[.C40])/([.O40]/[.N40])" office:value-type="float" office:value="0.995998768753192">
            <text:p>1</text:p>
          </table:table-cell>
          <table:table-cell/>
          <table:table-cell table:formula="oooc:=[.G40]^[$globals.$C$16]*[$globals.$C$22]/[.O40]" office:value-type="float" office:value="170289811.725611">
            <text:p>170289811.73</text:p>
          </table:table-cell>
          <table:table-cell table:formula="oooc:=[.P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60000000">
            <text:p>260,000,000</text:p>
          </table:table-cell>
          <table:table-cell table:formula="oooc:=CEILING(([.O41]-[.R41]/2);[.R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/>
          <table:table-cell table:formula="oooc:=[.U36]/[.F41]/[.T36]*[.N41]" office:value-type="float" office:value="105396555.687333">
            <text:p>105396555.69</text:p>
          </table:table-cell>
          <table:table-cell table:formula="oooc:=[.V36]/[.J41]" office:value-type="float" office:value="6.14820850429251">
            <text:p>6.15</text:p>
          </table:table-cell>
          <table:table-cell table:formula="oooc:=([.D41]/[.C41])/([.O41]/[.N41])" office:value-type="float" office:value="1.00789870737762">
            <text:p>1.01</text:p>
          </table:table-cell>
          <table:table-cell/>
          <table:table-cell table:formula="oooc:=[.G41]^[$globals.$C$16]*[$globals.$C$22]/[.O41]" office:value-type="float" office:value="263381646.865472">
            <text:p>263381646.87</text:p>
          </table:table-cell>
          <table:table-cell table:formula="oooc:=[.P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410000000">
            <text:p>410,000,000</text:p>
          </table:table-cell>
          <table:table-cell table:formula="oooc:=CEILING(([.O42]-[.R42]/2);[.R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/>
          <table:table-cell table:formula="oooc:=[.U36]/[.F42]/[.T36]*[.N42]" office:value-type="float" office:value="163013383.652143">
            <text:p>163013383.65</text:p>
          </table:table-cell>
          <table:table-cell table:formula="oooc:=[.V36]/[.J42]" office:value-type="float" office:value="3.9751337312449">
            <text:p>3.98</text:p>
          </table:table-cell>
          <table:table-cell table:formula="oooc:=([.D42]/[.C42])/([.O42]/[.N42])" office:value-type="float" office:value="0.986470702651117">
            <text:p>0.99</text:p>
          </table:table-cell>
          <table:table-cell/>
          <table:table-cell table:formula="oooc:=[.G42]^[$globals.$C$16]*[$globals.$C$22]/[.O42]" office:value-type="float" office:value="407363724.245255">
            <text:p>407363724.25</text:p>
          </table:table-cell>
          <table:table-cell table:formula="oooc:=[.P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1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1900000000">
            <text:p>1,900,000,000</text:p>
          </table:table-cell>
          <table:table-cell table:formula="oooc:=CEILING(([.O45]-[.R45]/2);[.R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/>
          <table:table-cell table:formula="oooc:=[.U44]/[.F45]/[.T44]*[.N45]" office:value-type="float" office:value="570546842.7825">
            <text:p>570546842.78</text:p>
          </table:table-cell>
          <table:table-cell table:formula="oooc:=[.V44]/[.J45]" office:value-type="float" office:value="34.072574839242">
            <text:p>34.07</text:p>
          </table:table-cell>
          <table:table-cell table:formula="oooc:=([.D45]/[.C45])/([.O45]/[.N45])" office:value-type="float" office:value="1.00443100745182">
            <text:p>1</text:p>
          </table:table-cell>
          <table:table-cell/>
          <table:table-cell table:formula="oooc:=[.G45]^[$globals.$C$16]*[$globals.$C$22]/[.O45]" office:value-type="float" office:value="1901030713.14452">
            <text:p>1901030713.14</text:p>
          </table:table-cell>
          <table:table-cell table:formula="oooc:=[.P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2900000000">
            <text:p>2,900,000,000</text:p>
          </table:table-cell>
          <table:table-cell table:formula="oooc:=CEILING(([.O46]-[.R46]/2);[.R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/>
          <table:table-cell table:formula="oooc:=[.U44]/[.F46]/[.T44]*[.N46]" office:value-type="float" office:value="882446022.713819">
            <text:p>882446022.71</text:p>
          </table:table-cell>
          <table:table-cell table:formula="oooc:=[.V44]/[.J46]" office:value-type="float" office:value="22.0296760364055">
            <text:p>22.03</text:p>
          </table:table-cell>
          <table:table-cell table:formula="oooc:=([.D46]/[.C46])/([.O46]/[.N46])" office:value-type="float" office:value="1.02055514744941">
            <text:p>1.02</text:p>
          </table:table-cell>
          <table:table-cell/>
          <table:table-cell table:formula="oooc:=[.G46]^[$globals.$C$16]*[$globals.$C$22]/[.O46]" office:value-type="float" office:value="2940261633.3655">
            <text:p>2940261633.37</text:p>
          </table:table-cell>
          <table:table-cell table:formula="oooc:=[.P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500000000">
            <text:p>4,500,000,000</text:p>
          </table:table-cell>
          <table:table-cell table:formula="oooc:=CEILING(([.O47]-[.R47]/2);[.R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/>
          <table:table-cell table:formula="oooc:=[.U44]/[.F47]/[.T44]*[.N47]" office:value-type="float" office:value="1364850218.44261">
            <text:p>1364850218.44</text:p>
          </table:table-cell>
          <table:table-cell table:formula="oooc:=[.V44]/[.J47]" office:value-type="float" office:value="14.24332116251">
            <text:p>14.24</text:p>
          </table:table-cell>
          <table:table-cell table:formula="oooc:=([.D47]/[.C47])/([.O47]/[.N47])" office:value-type="float" office:value="1.01059300963653">
            <text:p>1.01</text:p>
          </table:table-cell>
          <table:table-cell/>
          <table:table-cell table:formula="oooc:=[.G47]^[$globals.$C$16]*[$globals.$C$22]/[.O47]" office:value-type="float" office:value="4547605892.35356">
            <text:p>4547605892.35</text:p>
          </table:table-cell>
          <table:table-cell table:formula="oooc:=[.P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7000000000">
            <text:p>7,000,000,000</text:p>
          </table:table-cell>
          <table:table-cell table:formula="oooc:=CEILING(([.O48]-[.R48]/2);[.R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/>
          <table:table-cell table:formula="oooc:=[.U44]/[.F48]/[.T44]*[.N48]" office:value-type="float" office:value="2110968910.09159">
            <text:p>2110968910.09</text:p>
          </table:table-cell>
          <table:table-cell table:formula="oooc:=[.V44]/[.J48]" office:value-type="float" office:value="9.20904135871739">
            <text:p>9.21</text:p>
          </table:table-cell>
          <table:table-cell table:formula="oooc:=([.D48]/[.C48])/([.O48]/[.N48])" office:value-type="float" office:value="1.05202370981004">
            <text:p>1.05</text:p>
          </table:table-cell>
          <table:table-cell/>
          <table:table-cell table:formula="oooc:=[.G48]^[$globals.$C$16]*[$globals.$C$22]/[.O48]" office:value-type="float" office:value="7033632353.49134">
            <text:p>7033632353.49</text:p>
          </table:table-cell>
          <table:table-cell table:formula="oooc:=[.P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/>
          <table:table-cell table:formula="oooc:=[.U44]/[.F49]/[.T44]*[.N49]" office:value-type="float" office:value="3264966132.66332">
            <text:p>3264966132.66</text:p>
          </table:table-cell>
          <table:table-cell table:formula="oooc:=[.V44]/[.J49]" office:value-type="float" office:value="5.95411995411489">
            <text:p>5.95</text:p>
          </table:table-cell>
          <table:table-cell table:formula="oooc:=([.D49]/[.C49])/([.O49]/[.N49])" office:value-type="float" office:value="0.966722265013896">
            <text:p>0.97</text:p>
          </table:table-cell>
          <table:table-cell/>
          <table:table-cell table:formula="oooc:=[.G49]^[$globals.$C$16]*[$globals.$C$22]/[.O49]" office:value-type="float" office:value="10878687655.6879">
            <text:p>10878687655.69</text:p>
          </table:table-cell>
          <table:table-cell table:formula="oooc:=[.P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7000000000">
            <text:p>17,000,000,000</text:p>
          </table:table-cell>
          <table:table-cell table:formula="oooc:=CEILING(([.O50]-[.R50]/2);[.R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/>
          <table:table-cell table:formula="oooc:=[.U44]/[.F50]/[.T44]*[.N50]" office:value-type="float" office:value="5049815654.07137">
            <text:p>5049815654.07</text:p>
          </table:table-cell>
          <table:table-cell table:formula="oooc:=[.V44]/[.J50]" office:value-type="float" office:value="3.84964547850904">
            <text:p>3.85</text:p>
          </table:table-cell>
          <table:table-cell table:formula="oooc:=([.D50]/[.C50])/([.O50]/[.N50])" office:value-type="float" office:value="0.999473365637476">
            <text:p>1</text:p>
          </table:table-cell>
          <table:table-cell/>
          <table:table-cell table:formula="oooc:=[.G50]^[$globals.$C$16]*[$globals.$C$22]/[.O50]" office:value-type="float" office:value="16825708135.1816">
            <text:p>16825708135.18</text:p>
          </table:table-cell>
          <table:table-cell table:formula="oooc:=[.P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1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58000000000">
            <text:p>58,000,000,000</text:p>
          </table:table-cell>
          <table:table-cell table:formula="oooc:=CEILING(([.O53]-[.R53]/2);[.R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/>
          <table:table-cell table:formula="oooc:=[.U52]/[.F53]/[.T52]*[.N53]" office:value-type="float" office:value="17674354789.2498">
            <text:p>17674354789.25</text:p>
          </table:table-cell>
          <table:table-cell table:formula="oooc:=[.V52]/[.J53]" office:value-type="float" office:value="32.9969612443632">
            <text:p>33</text:p>
          </table:table-cell>
          <table:table-cell table:formula="oooc:=([.D53]/[.C53])/([.O53]/[.N53])" office:value-type="float" office:value="0.992580445874459">
            <text:p>0.99</text:p>
          </table:table-cell>
          <table:table-cell/>
          <table:table-cell table:formula="oooc:=[.G53]^[$globals.$C$16]*[$globals.$C$22]/[.O53]" office:value-type="float" office:value="57688142177.7654">
            <text:p>57688142177.77</text:p>
          </table:table-cell>
          <table:table-cell table:formula="oooc:=[.P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89000000000">
            <text:p>89,000,000,000</text:p>
          </table:table-cell>
          <table:table-cell table:formula="oooc:=CEILING(([.O54]-[.R54]/2);[.R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/>
          <table:table-cell table:formula="oooc:=[.U52]/[.F54]/[.T52]*[.N54]" office:value-type="float" office:value="27336342817.6082">
            <text:p>27336342817.61</text:p>
          </table:table-cell>
          <table:table-cell table:formula="oooc:=[.V52]/[.J54]" office:value-type="float" office:value="21.3342364006477">
            <text:p>21.33</text:p>
          </table:table-cell>
          <table:table-cell table:formula="oooc:=([.D54]/[.C54])/([.O54]/[.N54])" office:value-type="float" office:value="1.00004486220542">
            <text:p>1</text:p>
          </table:table-cell>
          <table:table-cell/>
          <table:table-cell table:formula="oooc:=[.G54]^[$globals.$C$16]*[$globals.$C$22]/[.O54]" office:value-type="float" office:value="89224350754.8856">
            <text:p>89224350754.89</text:p>
          </table:table-cell>
          <table:table-cell table:formula="oooc:=[.P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40000000000">
            <text:p>140,000,000,000</text:p>
          </table:table-cell>
          <table:table-cell table:formula="oooc:=CEILING(([.O55]-[.R55]/2);[.R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/>
          <table:table-cell table:formula="oooc:=[.U52]/[.F55]/[.T52]*[.N55]" office:value-type="float" office:value="42280221685.7341">
            <text:p>42280221685.73</text:p>
          </table:table-cell>
          <table:table-cell table:formula="oooc:=[.V52]/[.J55]" office:value-type="float" office:value="13.793683588863">
            <text:p>13.79</text:p>
          </table:table-cell>
          <table:table-cell table:formula="oooc:=([.D55]/[.C55])/([.O55]/[.N55])" office:value-type="float" office:value="0.989776246655184">
            <text:p>0.99</text:p>
          </table:table-cell>
          <table:table-cell/>
          <table:table-cell table:formula="oooc:=[.G55]^[$globals.$C$16]*[$globals.$C$22]/[.O55]" office:value-type="float" office:value="138000366576.188">
            <text:p>138000366576.19</text:p>
          </table:table-cell>
          <table:table-cell table:formula="oooc:=[.P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10000000000">
            <text:p>210,000,000,000</text:p>
          </table:table-cell>
          <table:table-cell table:formula="oooc:=CEILING(([.O56]-[.R56]/2);[.R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/>
          <table:table-cell table:formula="oooc:=[.U52]/[.F56]/[.T52]*[.N56]" office:value-type="float" office:value="65393427267.2116">
            <text:p>65393427267.21</text:p>
          </table:table-cell>
          <table:table-cell table:formula="oooc:=[.V52]/[.J56]" office:value-type="float" office:value="8.91832748904442">
            <text:p>8.92</text:p>
          </table:table-cell>
          <table:table-cell table:formula="oooc:=([.D56]/[.C56])/([.O56]/[.N56])" office:value-type="float" office:value="1.02056071813268">
            <text:p>1.02</text:p>
          </table:table-cell>
          <table:table-cell/>
          <table:table-cell table:formula="oooc:=[.G56]^[$globals.$C$16]*[$globals.$C$22]/[.O56]" office:value-type="float" office:value="213440624829.869">
            <text:p>213440624829.87</text:p>
          </table:table-cell>
          <table:table-cell table:formula="oooc:=[.P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30000000000">
            <text:p>330,000,000,000</text:p>
          </table:table-cell>
          <table:table-cell table:formula="oooc:=CEILING(([.O57]-[.R57]/2);[.R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/>
          <table:table-cell table:formula="oooc:=[.U52]/[.F57]/[.T52]*[.N57]" office:value-type="float" office:value="101141861590.451">
            <text:p>101141861590.45</text:p>
          </table:table-cell>
          <table:table-cell table:formula="oooc:=[.V52]/[.J57]" office:value-type="float" office:value="5.76615845139895">
            <text:p>5.77</text:p>
          </table:table-cell>
          <table:table-cell table:formula="oooc:=([.D57]/[.C57])/([.O57]/[.N57])" office:value-type="float" office:value="1.03159143258771">
            <text:p>1.03</text:p>
          </table:table-cell>
          <table:table-cell/>
          <table:table-cell table:formula="oooc:=[.G57]^[$globals.$C$16]*[$globals.$C$22]/[.O57]" office:value-type="float" office:value="330121589225.009">
            <text:p>330121589225.01</text:p>
          </table:table-cell>
          <table:table-cell table:formula="oooc:=[.P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510000000000">
            <text:p>510,000,000,000</text:p>
          </table:table-cell>
          <table:table-cell table:formula="oooc:=CEILING(([.O58]-[.R58]/2);[.R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/>
          <table:table-cell table:formula="oooc:=[.U52]/[.F58]/[.T52]*[.N58]" office:value-type="float" office:value="156432788331.788">
            <text:p>156432788331.79</text:p>
          </table:table-cell>
          <table:table-cell table:formula="oooc:=[.V52]/[.J58]" office:value-type="float" office:value="3.72811867779953">
            <text:p>3.73</text:p>
          </table:table-cell>
          <table:table-cell table:formula="oooc:=([.D58]/[.C58])/([.O58]/[.N58])" office:value-type="float" office:value="1.00380254431026">
            <text:p>1</text:p>
          </table:table-cell>
          <table:table-cell/>
          <table:table-cell table:formula="oooc:=[.G58]^[$globals.$C$16]*[$globals.$C$22]/[.O58]" office:value-type="float" office:value="510588196409.716">
            <text:p>510588196409.72</text:p>
          </table:table-cell>
          <table:table-cell table:formula="oooc:=[.P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</table:table>
      <table:table table:name="weapon_laser" table:style-name="ta1" table:print="false"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80">
            <text:p>80</text:p>
          </table:table-cell>
          <table:table-cell table:formula="oooc:=CEILING(([.O5]-[.R5]/2);[.R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/>
          <table:table-cell table:formula="oooc:=[.U4]/[.F5]/[.T4]*[.N5]" office:value-type="float" office:value="40">
            <text:p>40</text:p>
          </table:table-cell>
          <table:table-cell table:formula="oooc:=[.V4]/[.J5]" office:value-type="float" office:value="20">
            <text:p>20</text:p>
          </table:table-cell>
          <table:table-cell table:formula="oooc:=([.D5]/[.C5])/([.O5]/[.N5])" office:value-type="float" office:value="0.992">
            <text:p>0.99</text:p>
          </table:table-cell>
          <table:table-cell/>
          <table:table-cell table:formula="oooc:=[.G5]^[$globals.$C$16]*[$globals.$C$22]/[.O5]" office:value-type="float" office:value="80">
            <text:p>80</text:p>
          </table:table-cell>
          <table:table-cell table:formula="oooc:=[.P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N5];10);1)-1);5)" office:value-type="float" office:value="5">
            <text:p>5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20">
            <text:p>120</text:p>
          </table:table-cell>
          <table:table-cell table:formula="oooc:=CEILING(([.O6]-[.R6]/2);[.R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/>
          <table:table-cell table:formula="oooc:=[.U4]/[.F6]/[.T4]*[.N6]" office:value-type="float" office:value="61.8666834372594">
            <text:p>61.87</text:p>
          </table:table-cell>
          <table:table-cell table:formula="oooc:=[.V4]/[.J6]" office:value-type="float" office:value="12.9310309774614">
            <text:p>12.93</text:p>
          </table:table-cell>
          <table:table-cell table:formula="oooc:=([.D6]/[.C6])/([.O6]/[.N6])" office:value-type="float" office:value="1.02961766777335">
            <text:p>1.03</text:p>
          </table:table-cell>
          <table:table-cell/>
          <table:table-cell table:formula="oooc:=[.G6]^[$globals.$C$16]*[$globals.$C$22]/[.O6]" office:value-type="float" office:value="123.733366874519">
            <text:p>123.73</text:p>
          </table:table-cell>
          <table:table-cell table:formula="oooc:=[.P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190">
            <text:p>190</text:p>
          </table:table-cell>
          <table:table-cell table:formula="oooc:=CEILING(([.O7]-[.R7]/2);[.R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/>
          <table:table-cell table:formula="oooc:=[.U4]/[.F7]/[.T4]*[.N7]" office:value-type="float" office:value="95.6871629881518">
            <text:p>95.69</text:p>
          </table:table-cell>
          <table:table-cell table:formula="oooc:=[.V4]/[.J7]" office:value-type="float" office:value="8.36057810700332">
            <text:p>8.36</text:p>
          </table:table-cell>
          <table:table-cell table:formula="oooc:=([.D7]/[.C7])/([.O7]/[.N7])" office:value-type="float" office:value="1.00576544709849">
            <text:p>1.01</text:p>
          </table:table-cell>
          <table:table-cell/>
          <table:table-cell table:formula="oooc:=[.G7]^[$globals.$C$16]*[$globals.$C$22]/[.O7]" office:value-type="float" office:value="191.374325976304">
            <text:p>191.37</text:p>
          </table:table-cell>
          <table:table-cell table:formula="oooc:=[.P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00">
            <text:p>300</text:p>
          </table:table-cell>
          <table:table-cell table:formula="oooc:=CEILING(([.O8]-[.R8]/2);[.R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/>
          <table:table-cell table:formula="oooc:=[.U4]/[.F8]/[.T4]*[.N8]" office:value-type="float" office:value="147.996185539936">
            <text:p>148</text:p>
          </table:table-cell>
          <table:table-cell table:formula="oooc:=[.V4]/[.J8]" office:value-type="float" office:value="5.40554472455728">
            <text:p>5.41</text:p>
          </table:table-cell>
          <table:table-cell table:formula="oooc:=([.D8]/[.C8])/([.O8]/[.N8])" office:value-type="float" office:value="1.01179512211328">
            <text:p>1.01</text:p>
          </table:table-cell>
          <table:table-cell/>
          <table:table-cell table:formula="oooc:=[.G8]^[$globals.$C$16]*[$globals.$C$22]/[.O8]" office:value-type="float" office:value="295.992371079872">
            <text:p>295.99</text:p>
          </table:table-cell>
          <table:table-cell table:formula="oooc:=[.P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460">
            <text:p>460</text:p>
          </table:table-cell>
          <table:table-cell table:formula="oooc:=CEILING(([.O9]-[.R9]/2);[.R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/>
          <table:table-cell table:formula="oooc:=[.U4]/[.F9]/[.T4]*[.N9]" office:value-type="float" office:value="228.900829018028">
            <text:p>228.9</text:p>
          </table:table-cell>
          <table:table-cell table:formula="oooc:=[.V4]/[.J9]" office:value-type="float" office:value="3.49496331416516">
            <text:p>3.49</text:p>
          </table:table-cell>
          <table:table-cell table:formula="oooc:=([.D9]/[.C9])/([.O9]/[.N9])" office:value-type="float" office:value="0.992322425495597">
            <text:p>0.99</text:p>
          </table:table-cell>
          <table:table-cell/>
          <table:table-cell table:formula="oooc:=[.G9]^[$globals.$C$16]*[$globals.$C$22]/[.O9]" office:value-type="float" office:value="457.801658036056">
            <text:p>457.8</text:p>
          </table:table-cell>
          <table:table-cell table:formula="oooc:=[.P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710">
            <text:p>710</text:p>
          </table:table-cell>
          <table:table-cell table:formula="oooc:=CEILING(([.O10]-[.R10]/2);[.R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/>
          <table:table-cell table:formula="oooc:=[.U4]/[.F10]/[.T4]*[.N10]" office:value-type="float" office:value="354.033378184615">
            <text:p>354.03</text:p>
          </table:table-cell>
          <table:table-cell table:formula="oooc:=[.V4]/[.J10]" office:value-type="float" office:value="2.25967394402804">
            <text:p>2.26</text:p>
          </table:table-cell>
          <table:table-cell table:formula="oooc:=([.D10]/[.C10])/([.O10]/[.N10])" office:value-type="float" office:value="0.981934396698389">
            <text:p>0.98</text:p>
          </table:table-cell>
          <table:table-cell/>
          <table:table-cell table:formula="oooc:=[.G10]^[$globals.$C$16]*[$globals.$C$22]/[.O10]" office:value-type="float" office:value="708.066756369229">
            <text:p>708.07</text:p>
          </table:table-cell>
          <table:table-cell table:formula="oooc:=[.P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2700">
            <text:p>2,700</text:p>
          </table:table-cell>
          <table:table-cell table:formula="oooc:=CEILING(([.O13]-[.R13]/2);[.R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/>
          <table:table-cell table:formula="oooc:=[.U12]/[.F13]/[.T12]*[.N13]" office:value-type="float" office:value="1239.11682364615">
            <text:p>1239.12</text:p>
          </table:table-cell>
          <table:table-cell table:formula="oooc:=[.V12]/[.J13]" office:value-type="float" office:value="19.3686338059547">
            <text:p>19.37</text:p>
          </table:table-cell>
          <table:table-cell table:formula="oooc:=([.D13]/[.C13])/([.O13]/[.N13])" office:value-type="float" office:value="0.980400124203548">
            <text:p>0.98</text:p>
          </table:table-cell>
          <table:table-cell/>
          <table:table-cell table:formula="oooc:=[.G13]^[$globals.$C$16]*[$globals.$C$22]/[.O13]" office:value-type="float" office:value="2655.25033638461">
            <text:p>2655.25</text:p>
          </table:table-cell>
          <table:table-cell table:formula="oooc:=[.P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4100">
            <text:p>4,100</text:p>
          </table:table-cell>
          <table:table-cell table:formula="oooc:=CEILING(([.O14]-[.R14]/2);[.R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/>
          <table:table-cell table:formula="oooc:=[.U12]/[.F14]/[.T12]*[.N14]" office:value-type="float" office:value="1916.50120675747">
            <text:p>1916.5</text:p>
          </table:table-cell>
          <table:table-cell table:formula="oooc:=[.V12]/[.J14]" office:value-type="float" office:value="12.5228201867953">
            <text:p>12.52</text:p>
          </table:table-cell>
          <table:table-cell table:formula="oooc:=([.D14]/[.C14])/([.O14]/[.N14])" office:value-type="float" office:value="1.00799590392001">
            <text:p>1.01</text:p>
          </table:table-cell>
          <table:table-cell/>
          <table:table-cell table:formula="oooc:=[.G14]^[$globals.$C$16]*[$globals.$C$22]/[.O14]" office:value-type="float" office:value="4106.78830019458">
            <text:p>4106.79</text:p>
          </table:table-cell>
          <table:table-cell table:formula="oooc:=[.P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6400">
            <text:p>6,400</text:p>
          </table:table-cell>
          <table:table-cell table:formula="oooc:=CEILING(([.O15]-[.R15]/2);[.R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/>
          <table:table-cell table:formula="oooc:=[.U12]/[.F15]/[.T12]*[.N15]" office:value-type="float" office:value="2964.18933663975">
            <text:p>2964.19</text:p>
          </table:table-cell>
          <table:table-cell table:formula="oooc:=[.V12]/[.J15]" office:value-type="float" office:value="8.09664878803145">
            <text:p>8.1</text:p>
          </table:table-cell>
          <table:table-cell table:formula="oooc:=([.D15]/[.C15])/([.O15]/[.N15])" office:value-type="float" office:value="0.994839414659737">
            <text:p>0.99</text:p>
          </table:table-cell>
          <table:table-cell/>
          <table:table-cell table:formula="oooc:=[.G15]^[$globals.$C$16]*[$globals.$C$22]/[.O15]" office:value-type="float" office:value="6351.83429279947">
            <text:p>6351.83</text:p>
          </table:table-cell>
          <table:table-cell table:formula="oooc:=[.P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N15];10);1)-1);5)" office:value-type="float" office:value="100">
            <text:p>1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9800">
            <text:p>9,800</text:p>
          </table:table-cell>
          <table:table-cell table:formula="oooc:=CEILING(([.O16]-[.R16]/2);[.R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/>
          <table:table-cell table:formula="oooc:=[.U12]/[.F16]/[.T12]*[.N16]" office:value-type="float" office:value="4584.61408344979">
            <text:p>4584.61</text:p>
          </table:table-cell>
          <table:table-cell table:formula="oooc:=[.V12]/[.J16]" office:value-type="float" office:value="5.234900814583">
            <text:p>5.23</text:p>
          </table:table-cell>
          <table:table-cell table:formula="oooc:=([.D16]/[.C16])/([.O16]/[.N16])" office:value-type="float" office:value="1.0036920529526">
            <text:p>1</text:p>
          </table:table-cell>
          <table:table-cell/>
          <table:table-cell table:formula="oooc:=[.G16]^[$globals.$C$16]*[$globals.$C$22]/[.O16]" office:value-type="float" office:value="9824.17303596384">
            <text:p>9824.17</text:p>
          </table:table-cell>
          <table:table-cell table:formula="oooc:=[.P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N16];10);1)-1);5)" office:value-type="float" office:value="100">
            <text:p>100</text:p>
          </table:table-cell>
          <table:table-cell table:formula="oooc:=10^(FLOOR(LOG([.O16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15000">
            <text:p>15,000</text:p>
          </table:table-cell>
          <table:table-cell table:formula="oooc:=CEILING(([.O17]-[.R17]/2);[.R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/>
          <table:table-cell table:formula="oooc:=[.U12]/[.F17]/[.T12]*[.N17]" office:value-type="float" office:value="7090.87170456974">
            <text:p>7090.87</text:p>
          </table:table-cell>
          <table:table-cell table:formula="oooc:=[.V12]/[.J17]" office:value-type="float" office:value="3.38463322986553">
            <text:p>3.38</text:p>
          </table:table-cell>
          <table:table-cell table:formula="oooc:=([.D17]/[.C17])/([.O17]/[.N17])" office:value-type="float" office:value="1.01974321420665">
            <text:p>1.02</text:p>
          </table:table-cell>
          <table:table-cell/>
          <table:table-cell table:formula="oooc:=[.G17]^[$globals.$C$16]*[$globals.$C$22]/[.O17]" office:value-type="float" office:value="15194.7250812209">
            <text:p>15194.73</text:p>
          </table:table-cell>
          <table:table-cell table:formula="oooc:=[.P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24000">
            <text:p>24,000</text:p>
          </table:table-cell>
          <table:table-cell table:formula="oooc:=CEILING(([.O18]-[.R18]/2);[.R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/>
          <table:table-cell table:formula="oooc:=[.U12]/[.F18]/[.T12]*[.N18]" office:value-type="float" office:value="10967.2178760209">
            <text:p>10967.22</text:p>
          </table:table-cell>
          <table:table-cell table:formula="oooc:=[.V12]/[.J18]" office:value-type="float" office:value="2.18833985713682">
            <text:p>2.19</text:p>
          </table:table-cell>
          <table:table-cell table:formula="oooc:=([.D18]/[.C18])/([.O18]/[.N18])" office:value-type="float" office:value="1.00123375368576">
            <text:p>1</text:p>
          </table:table-cell>
          <table:table-cell/>
          <table:table-cell table:formula="oooc:=[.G18]^[$globals.$C$16]*[$globals.$C$22]/[.O18]" office:value-type="float" office:value="23501.1811629019">
            <text:p>23501.18</text:p>
          </table:table-cell>
          <table:table-cell table:formula="oooc:=[.P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78000">
            <text:p>78,000</text:p>
          </table:table-cell>
          <table:table-cell table:formula="oooc:=CEILING(([.O21]-[.R21]/2);[.R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/>
          <table:table-cell table:formula="oooc:=[.U20]/[.F21]/[.T20]*[.N21]" office:value-type="float" office:value="38385.2625660732">
            <text:p>38385.26</text:p>
          </table:table-cell>
          <table:table-cell table:formula="oooc:=[.V20]/[.J21]" office:value-type="float" office:value="18.7571987754585">
            <text:p>18.76</text:p>
          </table:table-cell>
          <table:table-cell table:formula="oooc:=([.D21]/[.C21])/([.O21]/[.N21])" office:value-type="float" office:value="1.00788962859156">
            <text:p>1.01</text:p>
          </table:table-cell>
          <table:table-cell/>
          <table:table-cell table:formula="oooc:=[.G21]^[$globals.$C$16]*[$globals.$C$22]/[.O21]" office:value-type="float" office:value="78337.2705430065">
            <text:p>78337.27</text:p>
          </table:table-cell>
          <table:table-cell table:formula="oooc:=[.P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N21];10);1)-1);5)" office:value-type="float" office:value="1000">
            <text:p>1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120000">
            <text:p>120,000</text:p>
          </table:table-cell>
          <table:table-cell table:formula="oooc:=CEILING(([.O22]-[.R22]/2);[.R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/>
          <table:table-cell table:formula="oooc:=[.U20]/[.F22]/[.T20]*[.N22]" office:value-type="float" office:value="59369.2221957833">
            <text:p>59369.22</text:p>
          </table:table-cell>
          <table:table-cell table:formula="oooc:=[.V20]/[.J22]" office:value-type="float" office:value="12.1274959207927">
            <text:p>12.13</text:p>
          </table:table-cell>
          <table:table-cell table:formula="oooc:=([.D22]/[.C22])/([.O22]/[.N22])" office:value-type="float" office:value="1.01191827060647">
            <text:p>1.01</text:p>
          </table:table-cell>
          <table:table-cell/>
          <table:table-cell table:formula="oooc:=[.G22]^[$globals.$C$16]*[$globals.$C$22]/[.O22]" office:value-type="float" office:value="121161.677950578">
            <text:p>121161.68</text:p>
          </table:table-cell>
          <table:table-cell table:formula="oooc:=[.P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190000">
            <text:p>190,000</text:p>
          </table:table-cell>
          <table:table-cell table:formula="oooc:=CEILING(([.O23]-[.R23]/2);[.R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/>
          <table:table-cell table:formula="oooc:=[.U20]/[.F23]/[.T20]*[.N23]" office:value-type="float" office:value="91824.4218875711">
            <text:p>91824.42</text:p>
          </table:table-cell>
          <table:table-cell table:formula="oooc:=[.V20]/[.J23]" office:value-type="float" office:value="7.84105127154038">
            <text:p>7.84</text:p>
          </table:table-cell>
          <table:table-cell table:formula="oooc:=([.D23]/[.C23])/([.O23]/[.N23])" office:value-type="float" office:value="0.990689081987249">
            <text:p>0.99</text:p>
          </table:table-cell>
          <table:table-cell/>
          <table:table-cell table:formula="oooc:=[.G23]^[$globals.$C$16]*[$globals.$C$22]/[.O23]" office:value-type="float" office:value="187396.77936239">
            <text:p>187396.78</text:p>
          </table:table-cell>
          <table:table-cell table:formula="oooc:=[.P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290000">
            <text:p>290,000</text:p>
          </table:table-cell>
          <table:table-cell table:formula="oooc:=CEILING(([.O24]-[.R24]/2);[.R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/>
          <table:table-cell table:formula="oooc:=[.U20]/[.F24]/[.T20]*[.N24]" office:value-type="float" office:value="142021.811018193">
            <text:p>142021.81</text:p>
          </table:table-cell>
          <table:table-cell table:formula="oooc:=[.V20]/[.J24]" office:value-type="float" office:value="5.06964384440759">
            <text:p>5.07</text:p>
          </table:table-cell>
          <table:table-cell table:formula="oooc:=([.D24]/[.C24])/([.O24]/[.N24])" office:value-type="float" office:value="1.02632973298139">
            <text:p>1.03</text:p>
          </table:table-cell>
          <table:table-cell/>
          <table:table-cell table:formula="oooc:=[.G24]^[$globals.$C$16]*[$globals.$C$22]/[.O24]" office:value-type="float" office:value="289840.430649373">
            <text:p>289840.43</text:p>
          </table:table-cell>
          <table:table-cell table:formula="oooc:=[.P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450000">
            <text:p>450,000</text:p>
          </table:table-cell>
          <table:table-cell table:formula="oooc:=CEILING(([.O25]-[.R25]/2);[.R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/>
          <table:table-cell table:formula="oooc:=[.U20]/[.F25]/[.T20]*[.N25]" office:value-type="float" office:value="219660.460586221">
            <text:p>219660.46</text:p>
          </table:table-cell>
          <table:table-cell table:formula="oooc:=[.V20]/[.J25]" office:value-type="float" office:value="3.27778607983655">
            <text:p>3.28</text:p>
          </table:table-cell>
          <table:table-cell table:formula="oooc:=([.D25]/[.C25])/([.O25]/[.N25])" office:value-type="float" office:value="1.02855594018923">
            <text:p>1.03</text:p>
          </table:table-cell>
          <table:table-cell/>
          <table:table-cell table:formula="oooc:=[.G25]^[$globals.$C$16]*[$globals.$C$22]/[.O25]" office:value-type="float" office:value="448286.654257593">
            <text:p>448286.65</text:p>
          </table:table-cell>
          <table:table-cell table:formula="oooc:=[.P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690000">
            <text:p>690,000</text:p>
          </table:table-cell>
          <table:table-cell table:formula="oooc:=CEILING(([.O26]-[.R26]/2);[.R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/>
          <table:table-cell table:formula="oooc:=[.U20]/[.F26]/[.T20]*[.N26]" office:value-type="float" office:value="339741.604469258">
            <text:p>339741.6</text:p>
          </table:table-cell>
          <table:table-cell table:formula="oooc:=[.V20]/[.J26]" office:value-type="float" office:value="2.11925766679291">
            <text:p>2.12</text:p>
          </table:table-cell>
          <table:table-cell table:formula="oooc:=([.D26]/[.C26])/([.O26]/[.N26])" office:value-type="float" office:value="0.995250482495092">
            <text:p>1</text:p>
          </table:table-cell>
          <table:table-cell/>
          <table:table-cell table:formula="oooc:=[.G26]^[$globals.$C$16]*[$globals.$C$22]/[.O26]" office:value-type="float" office:value="693350.213202567">
            <text:p>693350.21</text:p>
          </table:table-cell>
          <table:table-cell table:formula="oooc:=[.P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N26];10);1)-1);5)" office:value-type="float" office:value="10000">
            <text:p>10000</text:p>
          </table:table-cell>
          <table:table-cell table:formula="oooc:=10^(FLOOR(LOG([.O26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4200000">
            <text:p>4,200,000</text:p>
          </table:table-cell>
          <table:table-cell table:formula="oooc:=CEILING(([.O29]-[.R29]/2);[.R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/>
          <table:table-cell table:formula="oooc:=[.U28]/[.F29]/[.T28]*[.N29]" office:value-type="float" office:value="1189095.6156424">
            <text:p>1189095.62</text:p>
          </table:table-cell>
          <table:table-cell table:formula="oooc:=[.V28]/[.J29]" office:value-type="float" office:value="18.1650657153678">
            <text:p>18.17</text:p>
          </table:table-cell>
          <table:table-cell table:formula="oooc:=([.D29]/[.C29])/([.O29]/[.N29])" office:value-type="float" office:value="1.00411573889379">
            <text:p>1</text:p>
          </table:table-cell>
          <table:table-cell/>
          <table:table-cell table:formula="oooc:=[.G29]^[$globals.$C$16]*[$globals.$C$22]/[.O29]" office:value-type="float" office:value="4160101.2792154">
            <text:p>4160101.28</text:p>
          </table:table-cell>
          <table:table-cell table:formula="oooc:=[.P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6400000">
            <text:p>6,400,000</text:p>
          </table:table-cell>
          <table:table-cell table:formula="oooc:=CEILING(([.O30]-[.R30]/2);[.R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/>
          <table:table-cell table:formula="oooc:=[.U28]/[.F30]/[.T28]*[.N30]" office:value-type="float" office:value="1839135.05073954">
            <text:p>1839135.05</text:p>
          </table:table-cell>
          <table:table-cell table:formula="oooc:=[.V28]/[.J30]" office:value-type="float" office:value="11.7446513736522">
            <text:p>11.74</text:p>
          </table:table-cell>
          <table:table-cell table:formula="oooc:=([.D30]/[.C30])/([.O30]/[.N30])" office:value-type="float" office:value="0.999488416083334">
            <text:p>1</text:p>
          </table:table-cell>
          <table:table-cell/>
          <table:table-cell table:formula="oooc:=[.G30]^[$globals.$C$16]*[$globals.$C$22]/[.O30]" office:value-type="float" office:value="6434291.72270393">
            <text:p>6434291.72</text:p>
          </table:table-cell>
          <table:table-cell table:formula="oooc:=[.P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10000000">
            <text:p>10,000,000</text:p>
          </table:table-cell>
          <table:table-cell table:formula="oooc:=CEILING(([.O31]-[.R31]/2);[.R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/>
          <table:table-cell table:formula="oooc:=[.U28]/[.F31]/[.T28]*[.N31]" office:value-type="float" office:value="2844529.64956178">
            <text:p>2844529.65</text:p>
          </table:table-cell>
          <table:table-cell table:formula="oooc:=[.V28]/[.J31]" office:value-type="float" office:value="7.59352253660905">
            <text:p>7.59</text:p>
          </table:table-cell>
          <table:table-cell table:formula="oooc:=([.D31]/[.C31])/([.O31]/[.N31])" office:value-type="float" office:value="0.998695841117583">
            <text:p>1</text:p>
          </table:table-cell>
          <table:table-cell/>
          <table:table-cell table:formula="oooc:=[.G31]^[$globals.$C$16]*[$globals.$C$22]/[.O31]" office:value-type="float" office:value="9951707.22878757">
            <text:p>9951707.23</text:p>
          </table:table-cell>
          <table:table-cell table:formula="oooc:=[.P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5000000">
            <text:p>15,000,000</text:p>
          </table:table-cell>
          <table:table-cell table:formula="oooc:=CEILING(([.O32]-[.R32]/2);[.R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/>
          <table:table-cell table:formula="oooc:=[.U28]/[.F32]/[.T28]*[.N32]" office:value-type="float" office:value="4399540.38393343">
            <text:p>4399540.38</text:p>
          </table:table-cell>
          <table:table-cell table:formula="oooc:=[.V28]/[.J32]" office:value-type="float" office:value="4.90960375744714">
            <text:p>4.91</text:p>
          </table:table-cell>
          <table:table-cell table:formula="oooc:=([.D32]/[.C32])/([.O32]/[.N32])" office:value-type="float" office:value="1.02572824709847">
            <text:p>1.03</text:p>
          </table:table-cell>
          <table:table-cell/>
          <table:table-cell table:formula="oooc:=[.G32]^[$globals.$C$16]*[$globals.$C$22]/[.O32]" office:value-type="float" office:value="15391978.0195922">
            <text:p>15391978.02</text:p>
          </table:table-cell>
          <table:table-cell table:formula="oooc:=[.P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24000000">
            <text:p>24,000,000</text:p>
          </table:table-cell>
          <table:table-cell table:formula="oooc:=CEILING(([.O33]-[.R33]/2);[.R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/>
          <table:table-cell table:formula="oooc:=[.U28]/[.F33]/[.T28]*[.N33]" office:value-type="float" office:value="6804624.3050562">
            <text:p>6804624.31</text:p>
          </table:table-cell>
          <table:table-cell table:formula="oooc:=[.V28]/[.J33]" office:value-type="float" office:value="3.1743119137305">
            <text:p>3.17</text:p>
          </table:table-cell>
          <table:table-cell table:formula="oooc:=([.D33]/[.C33])/([.O33]/[.N33])" office:value-type="float" office:value="0.985887523933425">
            <text:p>0.99</text:p>
          </table:table-cell>
          <table:table-cell/>
          <table:table-cell table:formula="oooc:=[.G33]^[$globals.$C$16]*[$globals.$C$22]/[.O33]" office:value-type="float" office:value="23806265.7902841">
            <text:p>23806265.79</text:p>
          </table:table-cell>
          <table:table-cell table:formula="oooc:=[.P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37000000">
            <text:p>37,000,000</text:p>
          </table:table-cell>
          <table:table-cell table:formula="oooc:=CEILING(([.O34]-[.R34]/2);[.R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/>
          <table:table-cell table:formula="oooc:=[.U28]/[.F34]/[.T28]*[.N34]" office:value-type="float" office:value="10524488.4447598">
            <text:p>10524488.44</text:p>
          </table:table-cell>
          <table:table-cell table:formula="oooc:=[.V28]/[.J34]" office:value-type="float" office:value="2.05235628442869">
            <text:p>2.05</text:p>
          </table:table-cell>
          <table:table-cell table:formula="oooc:=([.D34]/[.C34])/([.O34]/[.N34])" office:value-type="float" office:value="0.995444722005531">
            <text:p>1</text:p>
          </table:table-cell>
          <table:table-cell/>
          <table:table-cell table:formula="oooc:=[.G34]^[$globals.$C$16]*[$globals.$C$22]/[.O34]" office:value-type="float" office:value="36820367.7367691">
            <text:p>36820367.74</text:p>
          </table:table-cell>
          <table:table-cell table:formula="oooc:=[.P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110000000">
            <text:p>110,000,000</text:p>
          </table:table-cell>
          <table:table-cell table:formula="oooc:=CEILING(([.O37]-[.R37]/2);[.R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/>
          <table:table-cell table:formula="oooc:=[.U36]/[.F37]/[.T36]*[.N37]" office:value-type="float" office:value="36835709.5566594">
            <text:p>36835709.56</text:p>
          </table:table-cell>
          <table:table-cell table:formula="oooc:=[.V36]/[.J37]" office:value-type="float" office:value="17.5916252951031">
            <text:p>17.59</text:p>
          </table:table-cell>
          <table:table-cell table:formula="oooc:=([.D37]/[.C37])/([.O37]/[.N37])" office:value-type="float" office:value="1.00449421947831">
            <text:p>1</text:p>
          </table:table-cell>
          <table:table-cell/>
          <table:table-cell table:formula="oooc:=[.G37]^[$globals.$C$16]*[$globals.$C$22]/[.O37]" office:value-type="float" office:value="110461103.210307">
            <text:p>110461103.21</text:p>
          </table:table-cell>
          <table:table-cell table:formula="oooc:=[.P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N37];10);1)-1);5)" office:value-type="float" office:value="10000000">
            <text:p>10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170000000">
            <text:p>170,000,000</text:p>
          </table:table-cell>
          <table:table-cell table:formula="oooc:=CEILING(([.O38]-[.R38]/2);[.R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/>
          <table:table-cell table:formula="oooc:=[.U36]/[.F38]/[.T36]*[.N38]" office:value-type="float" office:value="56972579.558217">
            <text:p>56972579.56</text:p>
          </table:table-cell>
          <table:table-cell table:formula="oooc:=[.V36]/[.J38]" office:value-type="float" office:value="11.3738925817436">
            <text:p>11.37</text:p>
          </table:table-cell>
          <table:table-cell table:formula="oooc:=([.D38]/[.C38])/([.O38]/[.N38])" office:value-type="float" office:value="0.999112264665521">
            <text:p>1</text:p>
          </table:table-cell>
          <table:table-cell/>
          <table:table-cell table:formula="oooc:=[.G38]^[$globals.$C$16]*[$globals.$C$22]/[.O38]" office:value-type="float" office:value="170846552.611063">
            <text:p>170846552.61</text:p>
          </table:table-cell>
          <table:table-cell table:formula="oooc:=[.P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N38];10);1)-1);5)" office:value-type="float" office:value="10000000">
            <text:p>10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260000000">
            <text:p>260,000,000</text:p>
          </table:table-cell>
          <table:table-cell table:formula="oooc:=CEILING(([.O39]-[.R39]/2);[.R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/>
          <table:table-cell table:formula="oooc:=[.U36]/[.F39]/[.T36]*[.N39]" office:value-type="float" office:value="88117613.6033072">
            <text:p>88117613.6</text:p>
          </table:table-cell>
          <table:table-cell table:formula="oooc:=[.V36]/[.J39]" office:value-type="float" office:value="7.35380786544223">
            <text:p>7.35</text:p>
          </table:table-cell>
          <table:table-cell table:formula="oooc:=([.D39]/[.C39])/([.O39]/[.N39])" office:value-type="float" office:value="1.02332935480063">
            <text:p>1.02</text:p>
          </table:table-cell>
          <table:table-cell/>
          <table:table-cell table:formula="oooc:=[.G39]^[$globals.$C$16]*[$globals.$C$22]/[.O39]" office:value-type="float" office:value="264242739.668393">
            <text:p>264242739.67</text:p>
          </table:table-cell>
          <table:table-cell table:formula="oooc:=[.P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410000000">
            <text:p>410,000,000</text:p>
          </table:table-cell>
          <table:table-cell table:formula="oooc:=CEILING(([.O40]-[.R40]/2);[.R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/>
          <table:table-cell table:formula="oooc:=[.U36]/[.F40]/[.T36]*[.N40]" office:value-type="float" office:value="136288612.651064">
            <text:p>136288612.65</text:p>
          </table:table-cell>
          <table:table-cell table:formula="oooc:=[.V36]/[.J40]" office:value-type="float" office:value="4.75461586551664">
            <text:p>4.75</text:p>
          </table:table-cell>
          <table:table-cell table:formula="oooc:=([.D40]/[.C40])/([.O40]/[.N40])" office:value-type="float" office:value="0.9990693600793">
            <text:p>1</text:p>
          </table:table-cell>
          <table:table-cell/>
          <table:table-cell table:formula="oooc:=[.G40]^[$globals.$C$16]*[$globals.$C$22]/[.O40]" office:value-type="float" office:value="408695548.141466">
            <text:p>408695548.14</text:p>
          </table:table-cell>
          <table:table-cell table:formula="oooc:=[.P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630000000">
            <text:p>630,000,000</text:p>
          </table:table-cell>
          <table:table-cell table:formula="oooc:=CEILING(([.O41]-[.R41]/2);[.R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/>
          <table:table-cell table:formula="oooc:=[.U36]/[.F41]/[.T36]*[.N41]" office:value-type="float" office:value="210793111.374666">
            <text:p>210793111.37</text:p>
          </table:table-cell>
          <table:table-cell table:formula="oooc:=[.V36]/[.J41]" office:value-type="float" office:value="3.07410425214625">
            <text:p>3.07</text:p>
          </table:table-cell>
          <table:table-cell table:formula="oooc:=([.D41]/[.C41])/([.O41]/[.N41])" office:value-type="float" office:value="1.00880808966999">
            <text:p>1.01</text:p>
          </table:table-cell>
          <table:table-cell/>
          <table:table-cell table:formula="oooc:=[.G41]^[$globals.$C$16]*[$globals.$C$22]/[.O41]" office:value-type="float" office:value="632115952.477133">
            <text:p>632115952.48</text:p>
          </table:table-cell>
          <table:table-cell table:formula="oooc:=[.P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980000000">
            <text:p>980,000,000</text:p>
          </table:table-cell>
          <table:table-cell table:formula="oooc:=CEILING(([.O42]-[.R42]/2);[.R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/>
          <table:table-cell table:formula="oooc:=[.U36]/[.F42]/[.T36]*[.N42]" office:value-type="float" office:value="326026767.304286">
            <text:p>326026767.3</text:p>
          </table:table-cell>
          <table:table-cell table:formula="oooc:=[.V36]/[.J42]" office:value-type="float" office:value="1.98756686562245">
            <text:p>1.99</text:p>
          </table:table-cell>
          <table:table-cell table:formula="oooc:=([.D42]/[.C42])/([.O42]/[.N42])" office:value-type="float" office:value="0.990497113682346">
            <text:p>0.99</text:p>
          </table:table-cell>
          <table:table-cell/>
          <table:table-cell table:formula="oooc:=[.G42]^[$globals.$C$16]*[$globals.$C$22]/[.O42]" office:value-type="float" office:value="977672938.188612">
            <text:p>977672938.19</text:p>
          </table:table-cell>
          <table:table-cell table:formula="oooc:=[.P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1800000000">
            <text:p>1,800,000,000</text:p>
          </table:table-cell>
          <table:table-cell table:formula="oooc:=CEILING(([.O45]-[.R45]/2);[.R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/>
          <table:table-cell table:formula="oooc:=[.U44]/[.F45]/[.T44]*[.N45]" office:value-type="float" office:value="1141093685.565">
            <text:p>1141093685.57</text:p>
          </table:table-cell>
          <table:table-cell table:formula="oooc:=[.V44]/[.J45]" office:value-type="float" office:value="17.036287419621">
            <text:p>17.04</text:p>
          </table:table-cell>
          <table:table-cell table:formula="oooc:=([.D45]/[.C45])/([.O45]/[.N45])" office:value-type="float" office:value="1.01975414296756">
            <text:p>1.02</text:p>
          </table:table-cell>
          <table:table-cell/>
          <table:table-cell table:formula="oooc:=[.G45]^[$globals.$C$16]*[$globals.$C$22]/[.O45]" office:value-type="float" office:value="1846715549.91182">
            <text:p>1846715549.91</text:p>
          </table:table-cell>
          <table:table-cell table:formula="oooc:=[.P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2900000000">
            <text:p>2,900,000,000</text:p>
          </table:table-cell>
          <table:table-cell table:formula="oooc:=CEILING(([.O46]-[.R46]/2);[.R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/>
          <table:table-cell table:formula="oooc:=[.U44]/[.F46]/[.T44]*[.N46]" office:value-type="float" office:value="1764892045.42764">
            <text:p>1764892045.43</text:p>
          </table:table-cell>
          <table:table-cell table:formula="oooc:=[.V44]/[.J46]" office:value-type="float" office:value="11.0148380182028">
            <text:p>11.01</text:p>
          </table:table-cell>
          <table:table-cell table:formula="oooc:=([.D46]/[.C46])/([.O46]/[.N46])" office:value-type="float" office:value="0.977662798766253">
            <text:p>0.98</text:p>
          </table:table-cell>
          <table:table-cell/>
          <table:table-cell table:formula="oooc:=[.G46]^[$globals.$C$16]*[$globals.$C$22]/[.O46]" office:value-type="float" office:value="2856254158.12648">
            <text:p>2856254158.13</text:p>
          </table:table-cell>
          <table:table-cell table:formula="oooc:=[.P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400000000">
            <text:p>4,400,000,000</text:p>
          </table:table-cell>
          <table:table-cell table:formula="oooc:=CEILING(([.O47]-[.R47]/2);[.R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/>
          <table:table-cell table:formula="oooc:=[.U44]/[.F47]/[.T44]*[.N47]" office:value-type="float" office:value="2729700436.88522">
            <text:p>2729700436.89</text:p>
          </table:table-cell>
          <table:table-cell table:formula="oooc:=[.V44]/[.J47]" office:value-type="float" office:value="7.12166058125498">
            <text:p>7.12</text:p>
          </table:table-cell>
          <table:table-cell table:formula="oooc:=([.D47]/[.C47])/([.O47]/[.N47])" office:value-type="float" office:value="0.998846393524342">
            <text:p>1</text:p>
          </table:table-cell>
          <table:table-cell/>
          <table:table-cell table:formula="oooc:=[.G47]^[$globals.$C$16]*[$globals.$C$22]/[.O47]" office:value-type="float" office:value="4417674295.42917">
            <text:p>4417674295.43</text:p>
          </table:table-cell>
          <table:table-cell table:formula="oooc:=[.P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6800000000">
            <text:p>6,800,000,000</text:p>
          </table:table-cell>
          <table:table-cell table:formula="oooc:=CEILING(([.O48]-[.R48]/2);[.R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/>
          <table:table-cell table:formula="oooc:=[.U44]/[.F48]/[.T44]*[.N48]" office:value-type="float" office:value="4221937820.18317">
            <text:p>4221937820.18</text:p>
          </table:table-cell>
          <table:table-cell table:formula="oooc:=[.V44]/[.J48]" office:value-type="float" office:value="4.6045206793587">
            <text:p>4.6</text:p>
          </table:table-cell>
          <table:table-cell table:formula="oooc:=([.D48]/[.C48])/([.O48]/[.N48])" office:value-type="float" office:value="1.02196588952976">
            <text:p>1.02</text:p>
          </table:table-cell>
          <table:table-cell/>
          <table:table-cell table:formula="oooc:=[.G48]^[$globals.$C$16]*[$globals.$C$22]/[.O48]" office:value-type="float" office:value="6832671429.10587">
            <text:p>6832671429.11</text:p>
          </table:table-cell>
          <table:table-cell table:formula="oooc:=[.P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/>
          <table:table-cell table:formula="oooc:=[.U44]/[.F49]/[.T44]*[.N49]" office:value-type="float" office:value="6529932265.32664">
            <text:p>6529932265.33</text:p>
          </table:table-cell>
          <table:table-cell table:formula="oooc:=[.V44]/[.J49]" office:value-type="float" office:value="2.97705997705745">
            <text:p>2.98</text:p>
          </table:table-cell>
          <table:table-cell table:formula="oooc:=([.D49]/[.C49])/([.O49]/[.N49])" office:value-type="float" office:value="0.982444780972364">
            <text:p>0.98</text:p>
          </table:table-cell>
          <table:table-cell/>
          <table:table-cell table:formula="oooc:=[.G49]^[$globals.$C$16]*[$globals.$C$22]/[.O49]" office:value-type="float" office:value="10567868008.3825">
            <text:p>10567868008.38</text:p>
          </table:table-cell>
          <table:table-cell table:formula="oooc:=[.P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6000000000">
            <text:p>16,000,000,000</text:p>
          </table:table-cell>
          <table:table-cell table:formula="oooc:=CEILING(([.O50]-[.R50]/2);[.R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/>
          <table:table-cell table:formula="oooc:=[.U44]/[.F50]/[.T44]*[.N50]" office:value-type="float" office:value="10099631308.1427">
            <text:p>10099631308.14</text:p>
          </table:table-cell>
          <table:table-cell table:formula="oooc:=[.V44]/[.J50]" office:value-type="float" office:value="1.92482273925452">
            <text:p>1.92</text:p>
          </table:table-cell>
          <table:table-cell table:formula="oooc:=([.D50]/[.C50])/([.O50]/[.N50])" office:value-type="float" office:value="1.00212502966876">
            <text:p>1</text:p>
          </table:table-cell>
          <table:table-cell/>
          <table:table-cell table:formula="oooc:=[.G50]^[$globals.$C$16]*[$globals.$C$22]/[.O50]" office:value-type="float" office:value="16344973617.0335">
            <text:p>16344973617.03</text:p>
          </table:table-cell>
          <table:table-cell table:formula="oooc:=[.P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34000000000">
            <text:p>34,000,000,000</text:p>
          </table:table-cell>
          <table:table-cell table:formula="oooc:=CEILING(([.O53]-[.R53]/2);[.R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/>
          <table:table-cell table:formula="oooc:=[.U52]/[.F53]/[.T52]*[.N53]" office:value-type="float" office:value="35348709578.4996">
            <text:p>35348709578.5</text:p>
          </table:table-cell>
          <table:table-cell table:formula="oooc:=[.V52]/[.J53]" office:value-type="float" office:value="16.4984806221816">
            <text:p>16.5</text:p>
          </table:table-cell>
          <table:table-cell table:formula="oooc:=([.D53]/[.C53])/([.O53]/[.N53])" office:value-type="float" office:value="0.987714855453506">
            <text:p>0.99</text:p>
          </table:table-cell>
          <table:table-cell/>
          <table:table-cell table:formula="oooc:=[.G53]^[$globals.$C$16]*[$globals.$C$22]/[.O53]" office:value-type="float" office:value="33651416270.3631">
            <text:p>33651416270.36</text:p>
          </table:table-cell>
          <table:table-cell table:formula="oooc:=[.P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52000000000">
            <text:p>52,000,000,000</text:p>
          </table:table-cell>
          <table:table-cell table:formula="oooc:=CEILING(([.O54]-[.R54]/2);[.R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/>
          <table:table-cell table:formula="oooc:=[.U52]/[.F54]/[.T52]*[.N54]" office:value-type="float" office:value="54672685635.2163">
            <text:p>54672685635.22</text:p>
          </table:table-cell>
          <table:table-cell table:formula="oooc:=[.V52]/[.J54]" office:value-type="float" office:value="10.6671182003238">
            <text:p>10.67</text:p>
          </table:table-cell>
          <table:table-cell table:formula="oooc:=([.D54]/[.C54])/([.O54]/[.N54])" office:value-type="float" office:value="1.03333402443601">
            <text:p>1.03</text:p>
          </table:table-cell>
          <table:table-cell/>
          <table:table-cell table:formula="oooc:=[.G54]^[$globals.$C$16]*[$globals.$C$22]/[.O54]" office:value-type="float" office:value="52047537940.3499">
            <text:p>52047537940.35</text:p>
          </table:table-cell>
          <table:table-cell table:formula="oooc:=[.P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81000000000">
            <text:p>81,000,000,000</text:p>
          </table:table-cell>
          <table:table-cell table:formula="oooc:=CEILING(([.O55]-[.R55]/2);[.R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/>
          <table:table-cell table:formula="oooc:=[.U52]/[.F55]/[.T52]*[.N55]" office:value-type="float" office:value="84560443371.4683">
            <text:p>84560443371.47</text:p>
          </table:table-cell>
          <table:table-cell table:formula="oooc:=[.V52]/[.J55]" office:value-type="float" office:value="6.8968417944315">
            <text:p>6.9</text:p>
          </table:table-cell>
          <table:table-cell table:formula="oooc:=([.D55]/[.C55])/([.O55]/[.N55])" office:value-type="float" office:value="0.957921438209847">
            <text:p>0.96</text:p>
          </table:table-cell>
          <table:table-cell/>
          <table:table-cell table:formula="oooc:=[.G55]^[$globals.$C$16]*[$globals.$C$22]/[.O55]" office:value-type="float" office:value="80500213836.1095">
            <text:p>80500213836.11</text:p>
          </table:table-cell>
          <table:table-cell table:formula="oooc:=[.P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N55];10);1)-1);5)" office:value-type="float" office:value="1000000000">
            <text:p>1000000000</text:p>
          </table:table-cell>
          <table:table-cell table:formula="oooc:=10^(FLOOR(LOG([.O55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120000000000">
            <text:p>120,000,000,000</text:p>
          </table:table-cell>
          <table:table-cell table:formula="oooc:=CEILING(([.O56]-[.R56]/2);[.R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/>
          <table:table-cell table:formula="oooc:=[.U52]/[.F56]/[.T52]*[.N56]" office:value-type="float" office:value="130786854534.423">
            <text:p>130786854534.42</text:p>
          </table:table-cell>
          <table:table-cell table:formula="oooc:=[.V52]/[.J56]" office:value-type="float" office:value="4.45916374452221">
            <text:p>4.46</text:p>
          </table:table-cell>
          <table:table-cell table:formula="oooc:=([.D56]/[.C56])/([.O56]/[.N56])" office:value-type="float" office:value="1.03314054642911">
            <text:p>1.03</text:p>
          </table:table-cell>
          <table:table-cell/>
          <table:table-cell table:formula="oooc:=[.G56]^[$globals.$C$16]*[$globals.$C$22]/[.O56]" office:value-type="float" office:value="124507031150.757">
            <text:p>124507031150.76</text:p>
          </table:table-cell>
          <table:table-cell table:formula="oooc:=[.P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190000000000">
            <text:p>190,000,000,000</text:p>
          </table:table-cell>
          <table:table-cell table:formula="oooc:=CEILING(([.O57]-[.R57]/2);[.R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/>
          <table:table-cell table:formula="oooc:=[.U52]/[.F57]/[.T52]*[.N57]" office:value-type="float" office:value="202283723180.901">
            <text:p>202283723180.9</text:p>
          </table:table-cell>
          <table:table-cell table:formula="oooc:=[.V52]/[.J57]" office:value-type="float" office:value="2.88307922569947">
            <text:p>2.88</text:p>
          </table:table-cell>
          <table:table-cell table:formula="oooc:=([.D57]/[.C57])/([.O57]/[.N57])" office:value-type="float" office:value="1.03176545273491">
            <text:p>1.03</text:p>
          </table:table-cell>
          <table:table-cell/>
          <table:table-cell table:formula="oooc:=[.G57]^[$globals.$C$16]*[$globals.$C$22]/[.O57]" office:value-type="float" office:value="192570927047.922">
            <text:p>192570927047.92</text:p>
          </table:table-cell>
          <table:table-cell table:formula="oooc:=[.P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300000000000">
            <text:p>300,000,000,000</text:p>
          </table:table-cell>
          <table:table-cell table:formula="oooc:=CEILING(([.O58]-[.R58]/2);[.R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/>
          <table:table-cell table:formula="oooc:=[.U52]/[.F58]/[.T52]*[.N58]" office:value-type="float" office:value="312865576663.576">
            <text:p>312865576663.58</text:p>
          </table:table-cell>
          <table:table-cell table:formula="oooc:=[.V52]/[.J58]" office:value-type="float" office:value="1.86405933889977">
            <text:p>1.86</text:p>
          </table:table-cell>
          <table:table-cell table:formula="oooc:=([.D58]/[.C58])/([.O58]/[.N58])" office:value-type="float" office:value="0.97988381180912">
            <text:p>0.98</text:p>
          </table:table-cell>
          <table:table-cell/>
          <table:table-cell table:formula="oooc:=[.G58]^[$globals.$C$16]*[$globals.$C$22]/[.O58]" office:value-type="float" office:value="297843114572.334">
            <text:p>297843114572.34</text:p>
          </table:table-cell>
          <table:table-cell table:formula="oooc:=[.P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</table:table>
      <table:table table:name="weapon_missile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7">
            <text:p>0.7</text:p>
          </table:table-cell>
          <table:table-cell table:style-name="ce2"/>
          <table:table-cell table:number-columns-repeated="6"/>
          <table:table-cell table:formula="oooc:=[.G4]/[.H4]" office:value-type="float" office:value="7.14285714285714">
            <text:p>7.14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20">
            <text:p>120</text:p>
          </table:table-cell>
          <table:table-cell table:formula="oooc:=CEILING(([.O5]-[.R5]/2);[.R5])" office:value-type="float" office:value="4.2">
            <text:p>4.2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7">
            <text:p>0.7</text:p>
          </table:table-cell>
          <table:table-cell/>
          <table:table-cell table:formula="oooc:=[.U4]/[.F5]/[.T4]*[.N5]" office:value-type="float" office:value="14">
            <text:p>14</text:p>
          </table:table-cell>
          <table:table-cell table:formula="oooc:=[.V4]/[.J5]" office:value-type="float" office:value="57.1428571428571">
            <text:p>57.14</text:p>
          </table:table-cell>
          <table:table-cell table:formula="oooc:=([.D5]/[.C5])/([.O5]/[.N5])" office:value-type="float" office:value="0.99127">
            <text:p>0.99</text:p>
          </table:table-cell>
          <table:table-cell/>
          <table:table-cell table:formula="oooc:=[.G5]^[$globals.$C$16]*[$globals.$C$22]/[.O5]" office:value-type="float" office:value="119">
            <text:p>119</text:p>
          </table:table-cell>
          <table:table-cell table:formula="oooc:=[.P5]/[.F5]" office:value-type="float" office:value="4.20168067226891">
            <text:p>4.2</text:p>
          </table:table-cell>
          <table:table-cell table:formula="oooc:=[.G5]/[.H5]" office:value-type="float" office:value="7.14285714285714">
            <text:p>7.14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80">
            <text:p>180</text:p>
          </table:table-cell>
          <table:table-cell table:formula="oooc:=CEILING(([.O6]-[.R6]/2);[.R6])" office:value-type="float" office:value="5.3">
            <text:p>5.3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7">
            <text:p>0.7</text:p>
          </table:table-cell>
          <table:table-cell/>
          <table:table-cell table:formula="oooc:=[.U4]/[.F6]/[.T4]*[.N6]" office:value-type="float" office:value="21.6533392030408">
            <text:p>21.65</text:p>
          </table:table-cell>
          <table:table-cell table:formula="oooc:=[.V4]/[.J6]" office:value-type="float" office:value="36.9458027927469">
            <text:p>36.95</text:p>
          </table:table-cell>
          <table:table-cell table:formula="oooc:=([.D6]/[.C6])/([.O6]/[.N6])" office:value-type="float" office:value="1.01893728513573">
            <text:p>1.02</text:p>
          </table:table-cell>
          <table:table-cell/>
          <table:table-cell table:formula="oooc:=[.G6]^[$globals.$C$16]*[$globals.$C$22]/[.O6]" office:value-type="float" office:value="184.053383225847">
            <text:p>184.05</text:p>
          </table:table-cell>
          <table:table-cell table:formula="oooc:=[.P6]/[.F6]" office:value-type="float" office:value="5.31862921915119">
            <text:p>5.32</text:p>
          </table:table-cell>
          <table:table-cell table:formula="oooc:=[.G6]/[.H6]" office:value-type="float" office:value="9.04166967255703">
            <text:p>9.04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80">
            <text:p>280</text:p>
          </table:table-cell>
          <table:table-cell table:formula="oooc:=CEILING(([.O7]-[.R7]/2);[.R7])" office:value-type="float" office:value="6.7">
            <text:p>6.7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7">
            <text:p>0.7</text:p>
          </table:table-cell>
          <table:table-cell/>
          <table:table-cell table:formula="oooc:=[.U4]/[.F7]/[.T4]*[.N7]" office:value-type="float" office:value="33.4905070458531">
            <text:p>33.49</text:p>
          </table:table-cell>
          <table:table-cell table:formula="oooc:=[.V4]/[.J7]" office:value-type="float" office:value="23.8873660200095">
            <text:p>23.89</text:p>
          </table:table-cell>
          <table:table-cell table:formula="oooc:=([.D7]/[.C7])/([.O7]/[.N7])" office:value-type="float" office:value="1.01176821673373">
            <text:p>1.01</text:p>
          </table:table-cell>
          <table:table-cell/>
          <table:table-cell table:formula="oooc:=[.G7]^[$globals.$C$16]*[$globals.$C$22]/[.O7]" office:value-type="float" office:value="284.669309889752">
            <text:p>284.67</text:p>
          </table:table-cell>
          <table:table-cell table:formula="oooc:=[.P7]/[.F7]" office:value-type="float" office:value="6.7325003914525">
            <text:p>6.73</text:p>
          </table:table-cell>
          <table:table-cell table:formula="oooc:=[.G7]/[.H7]" office:value-type="float" office:value="11.4452506654692">
            <text:p>11.45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440">
            <text:p>440</text:p>
          </table:table-cell>
          <table:table-cell table:formula="oooc:=CEILING(([.O8]-[.R8]/2);[.R8])" office:value-type="float" office:value="8.5">
            <text:p>8.5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7">
            <text:p>0.7</text:p>
          </table:table-cell>
          <table:table-cell/>
          <table:table-cell table:formula="oooc:=[.U4]/[.F8]/[.T4]*[.N8]" office:value-type="float" office:value="51.7986649389775">
            <text:p>51.8</text:p>
          </table:table-cell>
          <table:table-cell table:formula="oooc:=[.V4]/[.J8]" office:value-type="float" office:value="15.4444134987351">
            <text:p>15.44</text:p>
          </table:table-cell>
          <table:table-cell table:formula="oooc:=([.D8]/[.C8])/([.O8]/[.N8])" office:value-type="float" office:value="0.99804628351256">
            <text:p>1</text:p>
          </table:table-cell>
          <table:table-cell/>
          <table:table-cell table:formula="oooc:=[.G8]^[$globals.$C$16]*[$globals.$C$22]/[.O8]" office:value-type="float" office:value="440.288651981309">
            <text:p>440.29</text:p>
          </table:table-cell>
          <table:table-cell table:formula="oooc:=[.P8]/[.F8]" office:value-type="float" office:value="8.52222624538241">
            <text:p>8.52</text:p>
          </table:table-cell>
          <table:table-cell table:formula="oooc:=[.G8]/[.H8]" office:value-type="float" office:value="14.4877846171501">
            <text:p>14.49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680">
            <text:p>680</text:p>
          </table:table-cell>
          <table:table-cell table:formula="oooc:=CEILING(([.O9]-[.R9]/2);[.R9])" office:value-type="float" office:value="11">
            <text:p>11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7">
            <text:p>0.7</text:p>
          </table:table-cell>
          <table:table-cell/>
          <table:table-cell table:formula="oooc:=[.U4]/[.F9]/[.T4]*[.N9]" office:value-type="float" office:value="80.1152901563098">
            <text:p>80.12</text:p>
          </table:table-cell>
          <table:table-cell table:formula="oooc:=[.V4]/[.J9]" office:value-type="float" office:value="9.98560946904332">
            <text:p>9.99</text:p>
          </table:table-cell>
          <table:table-cell table:formula="oooc:=([.D9]/[.C9])/([.O9]/[.N9])" office:value-type="float" office:value="1.02114726001353">
            <text:p>1.02</text:p>
          </table:table-cell>
          <table:table-cell/>
          <table:table-cell table:formula="oooc:=[.G9]^[$globals.$C$16]*[$globals.$C$22]/[.O9]" office:value-type="float" office:value="680.979966328633">
            <text:p>680.98</text:p>
          </table:table-cell>
          <table:table-cell table:formula="oooc:=[.P9]/[.F9]" office:value-type="float" office:value="10.7877216419761">
            <text:p>10.79</text:p>
          </table:table-cell>
          <table:table-cell table:formula="oooc:=[.G9]/[.H9]" office:value-type="float" office:value="18.3391267913594">
            <text:p>18.3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1100">
            <text:p>1,100</text:p>
          </table:table-cell>
          <table:table-cell table:formula="oooc:=CEILING(([.O10]-[.R10]/2);[.R10])" office:value-type="float" office:value="14">
            <text:p>14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7">
            <text:p>0.7</text:p>
          </table:table-cell>
          <table:table-cell/>
          <table:table-cell table:formula="oooc:=[.U4]/[.F10]/[.T4]*[.N10]" office:value-type="float" office:value="123.911682364615">
            <text:p>123.91</text:p>
          </table:table-cell>
          <table:table-cell table:formula="oooc:=[.V4]/[.J10]" office:value-type="float" office:value="6.45621126865155">
            <text:p>6.46</text:p>
          </table:table-cell>
          <table:table-cell table:formula="oooc:=([.D10]/[.C10])/([.O10]/[.N10])" office:value-type="float" office:value="0.981657809211365">
            <text:p>0.98</text:p>
          </table:table-cell>
          <table:table-cell/>
          <table:table-cell table:formula="oooc:=[.G10]^[$globals.$C$16]*[$globals.$C$22]/[.O10]" office:value-type="float" office:value="1053.24930009923">
            <text:p>1053.25</text:p>
          </table:table-cell>
          <table:table-cell table:formula="oooc:=[.P10]/[.F10]" office:value-type="float" office:value="13.6554621848739">
            <text:p>13.66</text:p>
          </table:table-cell>
          <table:table-cell table:formula="oooc:=[.G10]/[.H10]" office:value-type="float" office:value="23.2142857142857">
            <text:p>23.21</text:p>
          </table:table-cell>
          <table:table-cell table:formula="oooc:=MAX(10^(FLOOR(LOG([.N10];10);1)-1);5)" office:value-type="float" office:value="100">
            <text:p>10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6">
            <text:p>0.6</text:p>
          </table:table-cell>
          <table:table-cell table:style-name="ce2"/>
          <table:table-cell table:number-columns-repeated="6"/>
          <table:table-cell table:formula="oooc:=[.G12]/[.H12]" office:value-type="float" office:value="27.0833333333333">
            <text:p>27.08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4600">
            <text:p>4,600</text:p>
          </table:table-cell>
          <table:table-cell table:formula="oooc:=CEILING(([.O13]-[.R13]/2);[.R13])" office:value-type="float" office:value="3.1">
            <text:p>3.1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6">
            <text:p>0.6</text:p>
          </table:table-cell>
          <table:table-cell/>
          <table:table-cell table:formula="oooc:=[.U12]/[.F13]/[.T12]*[.N13]" office:value-type="float" office:value="371.735047093845">
            <text:p>371.74</text:p>
          </table:table-cell>
          <table:table-cell table:formula="oooc:=[.V12]/[.J13]" office:value-type="float" office:value="64.5621126865155">
            <text:p>64.56</text:p>
          </table:table-cell>
          <table:table-cell table:formula="oooc:=([.D13]/[.C13])/([.O13]/[.N13])" office:value-type="float" office:value="0.977313995116925">
            <text:p>0.98</text:p>
          </table:table-cell>
          <table:table-cell/>
          <table:table-cell table:formula="oooc:=[.G13]^[$globals.$C$16]*[$globals.$C$22]/[.O13]" office:value-type="float" office:value="4567.03057858153">
            <text:p>4567.03</text:p>
          </table:table-cell>
          <table:table-cell table:formula="oooc:=[.P13]/[.F13]" office:value-type="float" office:value="3.14922480620155">
            <text:p>3.15</text:p>
          </table:table-cell>
          <table:table-cell table:formula="oooc:=[.G13]/[.H13]" office:value-type="float" office:value="27.0833333333333">
            <text:p>27.08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7100">
            <text:p>7,100</text:p>
          </table:table-cell>
          <table:table-cell table:formula="oooc:=CEILING(([.O14]-[.R14]/2);[.R14])" office:value-type="float" office:value="4">
            <text:p>4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6">
            <text:p>0.6</text:p>
          </table:table-cell>
          <table:table-cell/>
          <table:table-cell table:formula="oooc:=[.U12]/[.F14]/[.T12]*[.N14]" office:value-type="float" office:value="574.950362027241">
            <text:p>574.95</text:p>
          </table:table-cell>
          <table:table-cell table:formula="oooc:=[.V12]/[.J14]" office:value-type="float" office:value="41.7427339559843">
            <text:p>41.74</text:p>
          </table:table-cell>
          <table:table-cell table:formula="oooc:=([.D14]/[.C14])/([.O14]/[.N14])" office:value-type="float" office:value="0.998279308989064">
            <text:p>1</text:p>
          </table:table-cell>
          <table:table-cell/>
          <table:table-cell table:formula="oooc:=[.G14]^[$globals.$C$16]*[$globals.$C$22]/[.O14]" office:value-type="float" office:value="7063.67587633468">
            <text:p>7063.68</text:p>
          </table:table-cell>
          <table:table-cell table:formula="oooc:=[.P14]/[.F14]" office:value-type="float" office:value="3.98639505912156">
            <text:p>3.99</text:p>
          </table:table-cell>
          <table:table-cell table:formula="oooc:=[.G14]/[.H14]" office:value-type="float" office:value="34.2829975084454">
            <text:p>34.28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11000">
            <text:p>11,000</text:p>
          </table:table-cell>
          <table:table-cell table:formula="oooc:=CEILING(([.O15]-[.R15]/2);[.R15])" office:value-type="float" office:value="5">
            <text:p>5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6">
            <text:p>0.6</text:p>
          </table:table-cell>
          <table:table-cell/>
          <table:table-cell table:formula="oooc:=[.U12]/[.F15]/[.T12]*[.N15]" office:value-type="float" office:value="889.256800991926">
            <text:p>889.26</text:p>
          </table:table-cell>
          <table:table-cell table:formula="oooc:=[.V12]/[.J15]" office:value-type="float" office:value="26.9888292934381">
            <text:p>26.99</text:p>
          </table:table-cell>
          <table:table-cell table:formula="oooc:=([.D15]/[.C15])/([.O15]/[.N15])" office:value-type="float" office:value="0.984119682116402">
            <text:p>0.98</text:p>
          </table:table-cell>
          <table:table-cell/>
          <table:table-cell table:formula="oooc:=[.G15]^[$globals.$C$16]*[$globals.$C$22]/[.O15]" office:value-type="float" office:value="10925.1549836151">
            <text:p>10925.15</text:p>
          </table:table-cell>
          <table:table-cell table:formula="oooc:=[.P15]/[.F15]" office:value-type="float" office:value="5.04611342324468">
            <text:p>5.05</text:p>
          </table:table-cell>
          <table:table-cell table:formula="oooc:=[.G15]/[.H15]" office:value-type="float" office:value="43.3965754399042">
            <text:p>43.4</text:p>
          </table:table-cell>
          <table:table-cell table:formula="oooc:=MAX(10^(FLOOR(LOG([.N15];10);1)-1);5)" office:value-type="float" office:value="1000">
            <text:p>10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7000">
            <text:p>17,000</text:p>
          </table:table-cell>
          <table:table-cell table:formula="oooc:=CEILING(([.O16]-[.R16]/2);[.R16])" office:value-type="float" office:value="6.4">
            <text:p>6.4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6">
            <text:p>0.6</text:p>
          </table:table-cell>
          <table:table-cell/>
          <table:table-cell table:formula="oooc:=[.U12]/[.F16]/[.T12]*[.N16]" office:value-type="float" office:value="1375.38422503494">
            <text:p>1375.38</text:p>
          </table:table-cell>
          <table:table-cell table:formula="oooc:=[.V12]/[.J16]" office:value-type="float" office:value="17.4496693819433">
            <text:p>17.45</text:p>
          </table:table-cell>
          <table:table-cell table:formula="oooc:=([.D16]/[.C16])/([.O16]/[.N16])" office:value-type="float" office:value="0.995913965541265">
            <text:p>1</text:p>
          </table:table-cell>
          <table:table-cell/>
          <table:table-cell table:formula="oooc:=[.G16]^[$globals.$C$16]*[$globals.$C$22]/[.O16]" office:value-type="float" office:value="16897.5776218578">
            <text:p>16897.58</text:p>
          </table:table-cell>
          <table:table-cell table:formula="oooc:=[.P16]/[.F16]" office:value-type="float" office:value="6.3875406984528">
            <text:p>6.39</text:p>
          </table:table-cell>
          <table:table-cell table:formula="oooc:=[.G16]/[.H16]" office:value-type="float" office:value="54.9328500066941">
            <text:p>54.93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6000">
            <text:p>26,000</text:p>
          </table:table-cell>
          <table:table-cell table:formula="oooc:=CEILING(([.O17]-[.R17]/2);[.R17])" office:value-type="float" office:value="8.1">
            <text:p>8.1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6">
            <text:p>0.6</text:p>
          </table:table-cell>
          <table:table-cell/>
          <table:table-cell table:formula="oooc:=[.U12]/[.F17]/[.T12]*[.N17]" office:value-type="float" office:value="2127.26151137092">
            <text:p>2127.26</text:p>
          </table:table-cell>
          <table:table-cell table:formula="oooc:=[.V12]/[.J17]" office:value-type="float" office:value="11.2821107662184">
            <text:p>11.28</text:p>
          </table:table-cell>
          <table:table-cell table:formula="oooc:=([.D17]/[.C17])/([.O17]/[.N17])" office:value-type="float" office:value="1.00698409746274">
            <text:p>1.01</text:p>
          </table:table-cell>
          <table:table-cell/>
          <table:table-cell table:formula="oooc:=[.G17]^[$globals.$C$16]*[$globals.$C$22]/[.O17]" office:value-type="float" office:value="26134.9271396999">
            <text:p>26134.93</text:p>
          </table:table-cell>
          <table:table-cell table:formula="oooc:=[.P17]/[.F17]" office:value-type="float" office:value="8.08556462215942">
            <text:p>8.09</text:p>
          </table:table-cell>
          <table:table-cell table:formula="oooc:=[.G17]/[.H17]" office:value-type="float" office:value="69.535855750571">
            <text:p>69.54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40000">
            <text:p>40,000</text:p>
          </table:table-cell>
          <table:table-cell table:formula="oooc:=CEILING(([.O18]-[.R18]/2);[.R18])" office:value-type="float" office:value="10">
            <text:p>10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6">
            <text:p>0.6</text:p>
          </table:table-cell>
          <table:table-cell/>
          <table:table-cell table:formula="oooc:=[.U12]/[.F18]/[.T12]*[.N18]" office:value-type="float" office:value="3290.16536280627">
            <text:p>3290.17</text:p>
          </table:table-cell>
          <table:table-cell table:formula="oooc:=[.V12]/[.J18]" office:value-type="float" office:value="7.29446619045607">
            <text:p>7.29</text:p>
          </table:table-cell>
          <table:table-cell table:formula="oooc:=([.D18]/[.C18])/([.O18]/[.N18])" office:value-type="float" office:value="0.987349978967988">
            <text:p>0.99</text:p>
          </table:table-cell>
          <table:table-cell/>
          <table:table-cell table:formula="oooc:=[.G18]^[$globals.$C$16]*[$globals.$C$22]/[.O18]" office:value-type="float" office:value="40422.0316001914">
            <text:p>40422.03</text:p>
          </table:table-cell>
          <table:table-cell table:formula="oooc:=[.P18]/[.F18]" office:value-type="float" office:value="10.234980620155">
            <text:p>10.23</text:p>
          </table:table-cell>
          <table:table-cell table:formula="oooc:=[.G18]/[.H18]" office:value-type="float" office:value="88.0208333333333">
            <text:p>88.02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/[.H20]" office:value-type="float" office:value="48.0113636363636">
            <text:p>48.0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70000">
            <text:p>170,000</text:p>
          </table:table-cell>
          <table:table-cell table:formula="oooc:=CEILING(([.O21]-[.R21]/2);[.R21])" office:value-type="float" office:value="2.4">
            <text:p>2.4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.1">
            <text:p>1.1</text:p>
          </table:table-cell>
          <table:table-cell/>
          <table:table-cell table:formula="oooc:=[.U20]/[.F21]/[.T20]*[.N21]" office:value-type="float" office:value="21111.8944113402">
            <text:p>21111.89</text:p>
          </table:table-cell>
          <table:table-cell table:formula="oooc:=[.V20]/[.J21]" office:value-type="float" office:value="34.1039977735609">
            <text:p>34.1</text:p>
          </table:table-cell>
          <table:table-cell table:formula="oooc:=([.D21]/[.C21])/([.O21]/[.N21])" office:value-type="float" office:value="1.01353649523432">
            <text:p>1.01</text:p>
          </table:table-cell>
          <table:table-cell/>
          <table:table-cell table:formula="oooc:=[.G21]^[$globals.$C$16]*[$globals.$C$22]/[.O21]" office:value-type="float" office:value="172341.995194614">
            <text:p>172342</text:p>
          </table:table-cell>
          <table:table-cell table:formula="oooc:=[.P21]/[.F21]" office:value-type="float" office:value="2.40056818181818">
            <text:p>2.4</text:p>
          </table:table-cell>
          <table:table-cell table:formula="oooc:=[.G21]/[.H21]" office:value-type="float" office:value="48.0113636363636">
            <text:p>48.01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70000">
            <text:p>270,000</text:p>
          </table:table-cell>
          <table:table-cell table:formula="oooc:=CEILING(([.O22]-[.R22]/2);[.R22])" office:value-type="float" office:value="3">
            <text:p>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.1">
            <text:p>1.1</text:p>
          </table:table-cell>
          <table:table-cell/>
          <table:table-cell table:formula="oooc:=[.U20]/[.F22]/[.T20]*[.N22]" office:value-type="float" office:value="32653.0722076808">
            <text:p>32653.07</text:p>
          </table:table-cell>
          <table:table-cell table:formula="oooc:=[.V20]/[.J22]" office:value-type="float" office:value="22.0499925832595">
            <text:p>22.05</text:p>
          </table:table-cell>
          <table:table-cell table:formula="oooc:=([.D22]/[.C22])/([.O22]/[.N22])" office:value-type="float" office:value="0.974663568106528">
            <text:p>0.97</text:p>
          </table:table-cell>
          <table:table-cell/>
          <table:table-cell table:formula="oooc:=[.G22]^[$globals.$C$16]*[$globals.$C$22]/[.O22]" office:value-type="float" office:value="266555.691491272">
            <text:p>266555.69</text:p>
          </table:table-cell>
          <table:table-cell table:formula="oooc:=[.P22]/[.F22]" office:value-type="float" office:value="3.03872023370311">
            <text:p>3.04</text:p>
          </table:table-cell>
          <table:table-cell table:formula="oooc:=[.G22]/[.H22]" office:value-type="float" office:value="60.7744046740623">
            <text:p>60.77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410000">
            <text:p>410,000</text:p>
          </table:table-cell>
          <table:table-cell table:formula="oooc:=CEILING(([.O23]-[.R23]/2);[.R23])" office:value-type="float" office:value="3.8">
            <text:p>3.8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.1">
            <text:p>1.1</text:p>
          </table:table-cell>
          <table:table-cell/>
          <table:table-cell table:formula="oooc:=[.U20]/[.F23]/[.T20]*[.N23]" office:value-type="float" office:value="50503.4320381641">
            <text:p>50503.43</text:p>
          </table:table-cell>
          <table:table-cell table:formula="oooc:=[.V20]/[.J23]" office:value-type="float" office:value="14.2564568573462">
            <text:p>14.26</text:p>
          </table:table-cell>
          <table:table-cell table:formula="oooc:=([.D23]/[.C23])/([.O23]/[.N23])" office:value-type="float" office:value="0.993383983708121">
            <text:p>0.99</text:p>
          </table:table-cell>
          <table:table-cell/>
          <table:table-cell table:formula="oooc:=[.G23]^[$globals.$C$16]*[$globals.$C$22]/[.O23]" office:value-type="float" office:value="412272.914597258">
            <text:p>412272.91</text:p>
          </table:table-cell>
          <table:table-cell table:formula="oooc:=[.P23]/[.F23]" office:value-type="float" office:value="3.84651464126424">
            <text:p>3.85</text:p>
          </table:table-cell>
          <table:table-cell table:formula="oooc:=[.G23]/[.H23]" office:value-type="float" office:value="76.9302928252848">
            <text:p>76.93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640000">
            <text:p>640,000</text:p>
          </table:table-cell>
          <table:table-cell table:formula="oooc:=CEILING(([.O24]-[.R24]/2);[.R24])" office:value-type="float" office:value="4.9">
            <text:p>4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.1">
            <text:p>1.1</text:p>
          </table:table-cell>
          <table:table-cell/>
          <table:table-cell table:formula="oooc:=[.U20]/[.F24]/[.T20]*[.N24]" office:value-type="float" office:value="78111.9960600061">
            <text:p>78112</text:p>
          </table:table-cell>
          <table:table-cell table:formula="oooc:=[.V20]/[.J24]" office:value-type="float" office:value="9.21753426255926">
            <text:p>9.22</text:p>
          </table:table-cell>
          <table:table-cell table:formula="oooc:=([.D24]/[.C24])/([.O24]/[.N24])" office:value-type="float" office:value="1.0026600035145">
            <text:p>1</text:p>
          </table:table-cell>
          <table:table-cell/>
          <table:table-cell table:formula="oooc:=[.G24]^[$globals.$C$16]*[$globals.$C$22]/[.O24]" office:value-type="float" office:value="637648.947428621">
            <text:p>637648.95</text:p>
          </table:table-cell>
          <table:table-cell table:formula="oooc:=[.P24]/[.F24]" office:value-type="float" office:value="4.86904806877516">
            <text:p>4.87</text:p>
          </table:table-cell>
          <table:table-cell table:formula="oooc:=[.G24]/[.H24]" office:value-type="float" office:value="97.3809613755032">
            <text:p>97.38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990000">
            <text:p>990,000</text:p>
          </table:table-cell>
          <table:table-cell table:formula="oooc:=CEILING(([.O25]-[.R25]/2);[.R25])" office:value-type="float" office:value="6.2">
            <text:p>6.2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.1">
            <text:p>1.1</text:p>
          </table:table-cell>
          <table:table-cell/>
          <table:table-cell table:formula="oooc:=[.U20]/[.F25]/[.T20]*[.N25]" office:value-type="float" office:value="120813.253322421">
            <text:p>120813.25</text:p>
          </table:table-cell>
          <table:table-cell table:formula="oooc:=[.V20]/[.J25]" office:value-type="float" office:value="5.95961105424828">
            <text:p>5.96</text:p>
          </table:table-cell>
          <table:table-cell table:formula="oooc:=([.D25]/[.C25])/([.O25]/[.N25])" office:value-type="float" office:value="1.00210735887007">
            <text:p>1</text:p>
          </table:table-cell>
          <table:table-cell/>
          <table:table-cell table:formula="oooc:=[.G25]^[$globals.$C$16]*[$globals.$C$22]/[.O25]" office:value-type="float" office:value="986230.639366705">
            <text:p>986230.64</text:p>
          </table:table-cell>
          <table:table-cell table:formula="oooc:=[.P25]/[.F25]" office:value-type="float" office:value="6.16340539607334">
            <text:p>6.16</text:p>
          </table:table-cell>
          <table:table-cell table:formula="oooc:=[.G25]/[.H25]" office:value-type="float" office:value="123.268107921467">
            <text:p>123.27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500000">
            <text:p>1,500,000</text:p>
          </table:table-cell>
          <table:table-cell table:formula="oooc:=CEILING(([.O26]-[.R26]/2);[.R26])" office:value-type="float" office:value="7.8">
            <text:p>7.8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.1">
            <text:p>1.1</text:p>
          </table:table-cell>
          <table:table-cell/>
          <table:table-cell table:formula="oooc:=[.U20]/[.F26]/[.T20]*[.N26]" office:value-type="float" office:value="186857.882458092">
            <text:p>186857.88</text:p>
          </table:table-cell>
          <table:table-cell table:formula="oooc:=[.V20]/[.J26]" office:value-type="float" office:value="3.8531957578053">
            <text:p>3.85</text:p>
          </table:table-cell>
          <table:table-cell table:formula="oooc:=([.D26]/[.C26])/([.O26]/[.N26])" office:value-type="float" office:value="1.01667295641007">
            <text:p>1.02</text:p>
          </table:table-cell>
          <table:table-cell/>
          <table:table-cell table:formula="oooc:=[.G26]^[$globals.$C$16]*[$globals.$C$22]/[.O26]" office:value-type="float" office:value="1525370.46904565">
            <text:p>1525370.47</text:p>
          </table:table-cell>
          <table:table-cell table:formula="oooc:=[.P26]/[.F26]" office:value-type="float" office:value="7.80184659090909">
            <text:p>7.8</text:p>
          </table:table-cell>
          <table:table-cell table:formula="oooc:=[.G26]/[.H26]" office:value-type="float" office:value="156.036931818182">
            <text:p>156.04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/[.H28]" office:value-type="float" office:value="163.467261904762">
            <text:p>163.47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900000">
            <text:p>2,900,000</text:p>
          </table:table-cell>
          <table:table-cell table:formula="oooc:=CEILING(([.O29]-[.R29]/2);[.R29])" office:value-type="float" office:value="4.1">
            <text:p>4.1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.05">
            <text:p>1.05</text:p>
          </table:table-cell>
          <table:table-cell/>
          <table:table-cell table:formula="oooc:=[.U28]/[.F29]/[.T28]*[.N29]" office:value-type="float" office:value="624275.198212261">
            <text:p>624275.2</text:p>
          </table:table-cell>
          <table:table-cell table:formula="oooc:=[.V28]/[.J29]" office:value-type="float" office:value="34.6001251721292">
            <text:p>34.6</text:p>
          </table:table-cell>
          <table:table-cell table:formula="oooc:=([.D29]/[.C29])/([.O29]/[.N29])" office:value-type="float" office:value="1.00743493241831">
            <text:p>1.01</text:p>
          </table:table-cell>
          <table:table-cell/>
          <table:table-cell table:formula="oooc:=[.G29]^[$globals.$C$16]*[$globals.$C$22]/[.O29]" office:value-type="float" office:value="2912070.89545078">
            <text:p>2912070.9</text:p>
          </table:table-cell>
          <table:table-cell table:formula="oooc:=[.P29]/[.F29]" office:value-type="float" office:value="4.08668154761905">
            <text:p>4.09</text:p>
          </table:table-cell>
          <table:table-cell table:formula="oooc:=[.G29]/[.H29]" office:value-type="float" office:value="163.467261904762">
            <text:p>163.47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500000">
            <text:p>4,500,000</text:p>
          </table:table-cell>
          <table:table-cell table:formula="oooc:=CEILING(([.O30]-[.R30]/2);[.R30])" office:value-type="float" office:value="5.2">
            <text:p>5.2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.05">
            <text:p>1.05</text:p>
          </table:table-cell>
          <table:table-cell/>
          <table:table-cell table:formula="oooc:=[.U28]/[.F30]/[.T28]*[.N30]" office:value-type="float" office:value="965545.901638259">
            <text:p>965545.9</text:p>
          </table:table-cell>
          <table:table-cell table:formula="oooc:=[.V28]/[.J30]" office:value-type="float" office:value="22.3707645212422">
            <text:p>22.37</text:p>
          </table:table-cell>
          <table:table-cell table:formula="oooc:=([.D30]/[.C30])/([.O30]/[.N30])" office:value-type="float" office:value="1.00610231473791">
            <text:p>1.01</text:p>
          </table:table-cell>
          <table:table-cell/>
          <table:table-cell table:formula="oooc:=[.G30]^[$globals.$C$16]*[$globals.$C$22]/[.O30]" office:value-type="float" office:value="4504004.20589275">
            <text:p>4504004.21</text:p>
          </table:table-cell>
          <table:table-cell table:formula="oooc:=[.P30]/[.F30]" office:value-type="float" office:value="5.17305944547078">
            <text:p>5.17</text:p>
          </table:table-cell>
          <table:table-cell table:formula="oooc:=[.G30]/[.H30]" office:value-type="float" office:value="206.922377818831">
            <text:p>206.92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7000000">
            <text:p>7,000,000</text:p>
          </table:table-cell>
          <table:table-cell table:formula="oooc:=CEILING(([.O31]-[.R31]/2);[.R31])" office:value-type="float" office:value="6.5">
            <text:p>6.5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.05">
            <text:p>1.05</text:p>
          </table:table-cell>
          <table:table-cell/>
          <table:table-cell table:formula="oooc:=[.U28]/[.F31]/[.T28]*[.N31]" office:value-type="float" office:value="1493378.06601993">
            <text:p>1493378.07</text:p>
          </table:table-cell>
          <table:table-cell table:formula="oooc:=[.V28]/[.J31]" office:value-type="float" office:value="14.4638524506839">
            <text:p>14.46</text:p>
          </table:table-cell>
          <table:table-cell table:formula="oooc:=([.D31]/[.C31])/([.O31]/[.N31])" office:value-type="float" office:value="0.987840451540218">
            <text:p>0.99</text:p>
          </table:table-cell>
          <table:table-cell/>
          <table:table-cell table:formula="oooc:=[.G31]^[$globals.$C$16]*[$globals.$C$22]/[.O31]" office:value-type="float" office:value="6966195.0601513">
            <text:p>6966195.06</text:p>
          </table:table-cell>
          <table:table-cell table:formula="oooc:=[.P31]/[.F31]" office:value-type="float" office:value="6.54823325834269">
            <text:p>6.55</text:p>
          </table:table-cell>
          <table:table-cell table:formula="oooc:=[.G31]/[.H31]" office:value-type="float" office:value="261.929330333708">
            <text:p>261.93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1000000">
            <text:p>11,000,000</text:p>
          </table:table-cell>
          <table:table-cell table:formula="oooc:=CEILING(([.O32]-[.R32]/2);[.R32])" office:value-type="float" office:value="8.3">
            <text:p>8.3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.05">
            <text:p>1.05</text:p>
          </table:table-cell>
          <table:table-cell/>
          <table:table-cell table:formula="oooc:=[.U28]/[.F32]/[.T28]*[.N32]" office:value-type="float" office:value="2309758.70156505">
            <text:p>2309758.7</text:p>
          </table:table-cell>
          <table:table-cell table:formula="oooc:=[.V28]/[.J32]" office:value-type="float" office:value="9.35162620466122">
            <text:p>9.35</text:p>
          </table:table-cell>
          <table:table-cell table:formula="oooc:=([.D32]/[.C32])/([.O32]/[.N32])" office:value-type="float" office:value="0.980792346618212">
            <text:p>0.98</text:p>
          </table:table-cell>
          <table:table-cell/>
          <table:table-cell table:formula="oooc:=[.G32]^[$globals.$C$16]*[$globals.$C$22]/[.O32]" office:value-type="float" office:value="10774384.6137145">
            <text:p>10774384.61</text:p>
          </table:table-cell>
          <table:table-cell table:formula="oooc:=[.P32]/[.F32]" office:value-type="float" office:value="8.28897468851009">
            <text:p>8.29</text:p>
          </table:table-cell>
          <table:table-cell table:formula="oooc:=[.G32]/[.H32]" office:value-type="float" office:value="331.558987540404">
            <text:p>331.56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7000000">
            <text:p>17,000,000</text:p>
          </table:table-cell>
          <table:table-cell table:formula="oooc:=CEILING(([.O33]-[.R33]/2);[.R33])" office:value-type="float" office:value="10">
            <text:p>10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.05">
            <text:p>1.05</text:p>
          </table:table-cell>
          <table:table-cell/>
          <table:table-cell table:formula="oooc:=[.U28]/[.F33]/[.T28]*[.N33]" office:value-type="float" office:value="3572427.76015451">
            <text:p>3572427.76</text:p>
          </table:table-cell>
          <table:table-cell table:formula="oooc:=[.V28]/[.J33]" office:value-type="float" office:value="6.0463084071057">
            <text:p>6.05</text:p>
          </table:table-cell>
          <table:table-cell table:formula="oooc:=([.D33]/[.C33])/([.O33]/[.N33])" office:value-type="float" office:value="0.934249579488886">
            <text:p>0.93</text:p>
          </table:table-cell>
          <table:table-cell/>
          <table:table-cell table:formula="oooc:=[.G33]^[$globals.$C$16]*[$globals.$C$22]/[.O33]" office:value-type="float" office:value="16664386.0531989">
            <text:p>16664386.05</text:p>
          </table:table-cell>
          <table:table-cell table:formula="oooc:=[.P33]/[.F33]" office:value-type="float" office:value="10.4924639480772">
            <text:p>10.49</text:p>
          </table:table-cell>
          <table:table-cell table:formula="oooc:=[.G33]/[.H33]" office:value-type="float" office:value="419.698557923089">
            <text:p>419.7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6000000">
            <text:p>26,000,000</text:p>
          </table:table-cell>
          <table:table-cell table:formula="oooc:=CEILING(([.O34]-[.R34]/2);[.R34])" office:value-type="float" office:value="13">
            <text:p>13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.05">
            <text:p>1.05</text:p>
          </table:table-cell>
          <table:table-cell/>
          <table:table-cell table:formula="oooc:=[.U28]/[.F34]/[.T28]*[.N34]" office:value-type="float" office:value="5525356.43349892">
            <text:p>5525356.43</text:p>
          </table:table-cell>
          <table:table-cell table:formula="oooc:=[.V28]/[.J34]" office:value-type="float" office:value="3.90925006557846">
            <text:p>3.91</text:p>
          </table:table-cell>
          <table:table-cell table:formula="oooc:=([.D34]/[.C34])/([.O34]/[.N34])" office:value-type="float" office:value="0.970291011288187">
            <text:p>0.97</text:p>
          </table:table-cell>
          <table:table-cell/>
          <table:table-cell table:formula="oooc:=[.G34]^[$globals.$C$16]*[$globals.$C$22]/[.O34]" office:value-type="float" office:value="25774257.4157384">
            <text:p>25774257.42</text:p>
          </table:table-cell>
          <table:table-cell table:formula="oooc:=[.P34]/[.F34]" office:value-type="float" office:value="13.2817150297619">
            <text:p>13.28</text:p>
          </table:table-cell>
          <table:table-cell table:formula="oooc:=[.G34]/[.H34]" office:value-type="float" office:value="531.268601190476">
            <text:p>531.27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dapative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/[.H36]" office:value-type="float" office:value="531.268601190476">
            <text:p>531.27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8000000">
            <text:p>48,000,000</text:p>
          </table:table-cell>
          <table:table-cell table:formula="oooc:=CEILING(([.O37]-[.R37]/2);[.R37])" office:value-type="float" office:value="7.1">
            <text:p>7.1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.05">
            <text:p>1.05</text:p>
          </table:table-cell>
          <table:table-cell/>
          <table:table-cell table:formula="oooc:=[.U36]/[.F37]/[.T36]*[.N37]" office:value-type="float" office:value="19338747.5172462">
            <text:p>19338747.52</text:p>
          </table:table-cell>
          <table:table-cell table:formula="oooc:=[.V36]/[.J37]" office:value-type="float" office:value="33.5078577049582">
            <text:p>33.51</text:p>
          </table:table-cell>
          <table:table-cell table:formula="oooc:=([.D37]/[.C37])/([.O37]/[.N37])" office:value-type="float" office:value="1.00914055373234">
            <text:p>1.01</text:p>
          </table:table-cell>
          <table:table-cell/>
          <table:table-cell table:formula="oooc:=[.G37]^[$globals.$C$16]*[$globals.$C$22]/[.O37]" office:value-type="float" office:value="48326732.6545095">
            <text:p>48326732.65</text:p>
          </table:table-cell>
          <table:table-cell table:formula="oooc:=[.P37]/[.F37]" office:value-type="float" office:value="7.08358134920635">
            <text:p>7.08</text:p>
          </table:table-cell>
          <table:table-cell table:formula="oooc:=[.G37]/[.H37]" office:value-type="float" office:value="531.268601190476">
            <text:p>531.27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75000000">
            <text:p>75,000,000</text:p>
          </table:table-cell>
          <table:table-cell table:formula="oooc:=CEILING(([.O38]-[.R38]/2);[.R38])" office:value-type="float" office:value="9">
            <text:p>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.05">
            <text:p>1.05</text:p>
          </table:table-cell>
          <table:table-cell/>
          <table:table-cell table:formula="oooc:=[.U36]/[.F38]/[.T36]*[.N38]" office:value-type="float" office:value="29910604.2680639">
            <text:p>29910604.27</text:p>
          </table:table-cell>
          <table:table-cell table:formula="oooc:=[.V36]/[.J38]" office:value-type="float" office:value="21.6645572985592">
            <text:p>21.66</text:p>
          </table:table-cell>
          <table:table-cell table:formula="oooc:=([.D38]/[.C38])/([.O38]/[.N38])" office:value-type="float" office:value="1.00031312075286">
            <text:p>1</text:p>
          </table:table-cell>
          <table:table-cell/>
          <table:table-cell table:formula="oooc:=[.G38]^[$globals.$C$16]*[$globals.$C$22]/[.O38]" office:value-type="float" office:value="74745366.7673401">
            <text:p>74745366.77</text:p>
          </table:table-cell>
          <table:table-cell table:formula="oooc:=[.P38]/[.F38]" office:value-type="float" office:value="8.96663637214935">
            <text:p>8.97</text:p>
          </table:table-cell>
          <table:table-cell table:formula="oooc:=[.G38]/[.H38]" office:value-type="float" office:value="672.497727911201">
            <text:p>672.5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20000000">
            <text:p>120,000,000</text:p>
          </table:table-cell>
          <table:table-cell table:formula="oooc:=CEILING(([.O39]-[.R39]/2);[.R39])" office:value-type="float" office:value="11">
            <text:p>11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.05">
            <text:p>1.05</text:p>
          </table:table-cell>
          <table:table-cell/>
          <table:table-cell table:formula="oooc:=[.U36]/[.F39]/[.T36]*[.N39]" office:value-type="float" office:value="46261747.1417363">
            <text:p>46261747.14</text:p>
          </table:table-cell>
          <table:table-cell table:formula="oooc:=[.V36]/[.J39]" office:value-type="float" office:value="14.0072530770328">
            <text:p>14.01</text:p>
          </table:table-cell>
          <table:table-cell table:formula="oooc:=([.D39]/[.C39])/([.O39]/[.N39])" office:value-type="float" office:value="0.933654790245838">
            <text:p>0.93</text:p>
          </table:table-cell>
          <table:table-cell/>
          <table:table-cell table:formula="oooc:=[.G39]^[$globals.$C$16]*[$globals.$C$22]/[.O39]" office:value-type="float" office:value="115606198.604922">
            <text:p>115606198.6</text:p>
          </table:table-cell>
          <table:table-cell table:formula="oooc:=[.P39]/[.F39]" office:value-type="float" office:value="11.3502709811273">
            <text:p>11.35</text:p>
          </table:table-cell>
          <table:table-cell table:formula="oooc:=[.G39]/[.H39]" office:value-type="float" office:value="851.27032358455">
            <text:p>851.27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80000000">
            <text:p>180,000,000</text:p>
          </table:table-cell>
          <table:table-cell table:formula="oooc:=CEILING(([.O40]-[.R40]/2);[.R40])" office:value-type="float" office:value="14">
            <text:p>14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.05">
            <text:p>1.05</text:p>
          </table:table-cell>
          <table:table-cell/>
          <table:table-cell table:formula="oooc:=[.U36]/[.F40]/[.T36]*[.N40]" office:value-type="float" office:value="71551521.6418085">
            <text:p>71551521.64</text:p>
          </table:table-cell>
          <table:table-cell table:formula="oooc:=[.V36]/[.J40]" office:value-type="float" office:value="9.05641117241265">
            <text:p>9.06</text:p>
          </table:table-cell>
          <table:table-cell table:formula="oooc:=([.D40]/[.C40])/([.O40]/[.N40])" office:value-type="float" office:value="0.967944803433311">
            <text:p>0.97</text:p>
          </table:table-cell>
          <table:table-cell/>
          <table:table-cell table:formula="oooc:=[.G40]^[$globals.$C$16]*[$globals.$C$22]/[.O40]" office:value-type="float" office:value="178804302.311891">
            <text:p>178804302.31</text:p>
          </table:table-cell>
          <table:table-cell table:formula="oooc:=[.P40]/[.F40]" office:value-type="float" office:value="14.3675561267508">
            <text:p>14.37</text:p>
          </table:table-cell>
          <table:table-cell table:formula="oooc:=[.G40]/[.H40]" office:value-type="float" office:value="1077.56670950631">
            <text:p>1077.57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80000000">
            <text:p>280,000,000</text:p>
          </table:table-cell>
          <table:table-cell table:formula="oooc:=CEILING(([.O41]-[.R41]/2);[.R41])" office:value-type="float" office:value="18">
            <text:p>18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.05">
            <text:p>1.05</text:p>
          </table:table-cell>
          <table:table-cell/>
          <table:table-cell table:formula="oooc:=[.U36]/[.F41]/[.T36]*[.N41]" office:value-type="float" office:value="110666383.4717">
            <text:p>110666383.47</text:p>
          </table:table-cell>
          <table:table-cell table:formula="oooc:=[.V36]/[.J41]" office:value-type="float" office:value="5.85543667075477">
            <text:p>5.86</text:p>
          </table:table-cell>
          <table:table-cell table:formula="oooc:=([.D41]/[.C41])/([.O41]/[.N41])" office:value-type="float" office:value="0.977529127905319">
            <text:p>0.98</text:p>
          </table:table-cell>
          <table:table-cell/>
          <table:table-cell table:formula="oooc:=[.G41]^[$globals.$C$16]*[$globals.$C$22]/[.O41]" office:value-type="float" office:value="276550729.208746">
            <text:p>276550729.21</text:p>
          </table:table-cell>
          <table:table-cell table:formula="oooc:=[.P41]/[.F41]" office:value-type="float" office:value="18.1869375100005">
            <text:p>18.19</text:p>
          </table:table-cell>
          <table:table-cell table:formula="oooc:=[.G41]/[.H41]" office:value-type="float" office:value="1364.02031325004">
            <text:p>1364.02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430000000">
            <text:p>430,000,000</text:p>
          </table:table-cell>
          <table:table-cell table:formula="oooc:=CEILING(([.O42]-[.R42]/2);[.R42])" office:value-type="float" office:value="23">
            <text:p>23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.05">
            <text:p>1.05</text:p>
          </table:table-cell>
          <table:table-cell/>
          <table:table-cell table:formula="oooc:=[.U36]/[.F42]/[.T36]*[.N42]" office:value-type="float" office:value="171164052.83475">
            <text:p>171164052.83</text:p>
          </table:table-cell>
          <table:table-cell table:formula="oooc:=[.V36]/[.J42]" office:value-type="float" office:value="3.78584164880467">
            <text:p>3.79</text:p>
          </table:table-cell>
          <table:table-cell table:formula="oooc:=([.D42]/[.C42])/([.O42]/[.N42])" office:value-type="float" office:value="0.993790372617736">
            <text:p>0.99</text:p>
          </table:table-cell>
          <table:table-cell/>
          <table:table-cell table:formula="oooc:=[.G42]^[$globals.$C$16]*[$globals.$C$22]/[.O42]" office:value-type="float" office:value="427731910.457518">
            <text:p>427731910.46</text:p>
          </table:table-cell>
          <table:table-cell table:formula="oooc:=[.P42]/[.F42]" office:value-type="float" office:value="23.0216393849206">
            <text:p>23.02</text:p>
          </table:table-cell>
          <table:table-cell table:formula="oooc:=[.G42]/[.H42]" office:value-type="float" office:value="1726.62295386905">
            <text:p>1726.62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/[.H44]" office:value-type="float" office:value="1726.62295386905">
            <text:p>1726.62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2000000000">
            <text:p>2,000,000,000</text:p>
          </table:table-cell>
          <table:table-cell table:formula="oooc:=CEILING(([.O45]-[.R45]/2);[.R45])" office:value-type="float" office:value="4.9">
            <text:p>4.9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.05">
            <text:p>1.05</text:p>
          </table:table-cell>
          <table:table-cell/>
          <table:table-cell table:formula="oooc:=[.U44]/[.F45]/[.T44]*[.N45]" office:value-type="float" office:value="599074184.921625">
            <text:p>599074184.92</text:p>
          </table:table-cell>
          <table:table-cell table:formula="oooc:=[.V44]/[.J45]" office:value-type="float" office:value="32.4500712754686">
            <text:p>32.45</text:p>
          </table:table-cell>
          <table:table-cell table:formula="oooc:=([.D45]/[.C45])/([.O45]/[.N45])" office:value-type="float" office:value="0.991322699905052">
            <text:p>0.99</text:p>
          </table:table-cell>
          <table:table-cell/>
          <table:table-cell table:formula="oooc:=[.G45]^[$globals.$C$16]*[$globals.$C$22]/[.O45]" office:value-type="float" office:value="1996082248.80175">
            <text:p>1996082248.8</text:p>
          </table:table-cell>
          <table:table-cell table:formula="oooc:=[.P45]/[.F45]" office:value-type="float" office:value="4.93320843962585">
            <text:p>4.93</text:p>
          </table:table-cell>
          <table:table-cell table:formula="oooc:=[.G45]/[.H45]" office:value-type="float" office:value="1726.62295386905">
            <text:p>1726.62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3100000000">
            <text:p>3,100,000,000</text:p>
          </table:table-cell>
          <table:table-cell table:formula="oooc:=CEILING(([.O46]-[.R46]/2);[.R46])" office:value-type="float" office:value="6.2">
            <text:p>6.2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.05">
            <text:p>1.05</text:p>
          </table:table-cell>
          <table:table-cell/>
          <table:table-cell table:formula="oooc:=[.U44]/[.F46]/[.T44]*[.N46]" office:value-type="float" office:value="926568323.84951">
            <text:p>926568323.85</text:p>
          </table:table-cell>
          <table:table-cell table:formula="oooc:=[.V44]/[.J46]" office:value-type="float" office:value="20.9806438441958">
            <text:p>20.98</text:p>
          </table:table-cell>
          <table:table-cell table:formula="oooc:=([.D46]/[.C46])/([.O46]/[.N46])" office:value-type="float" office:value="0.988778771267461">
            <text:p>0.99</text:p>
          </table:table-cell>
          <table:table-cell/>
          <table:table-cell table:formula="oooc:=[.G46]^[$globals.$C$16]*[$globals.$C$22]/[.O46]" office:value-type="float" office:value="3087274715.03377">
            <text:p>3087274715.03</text:p>
          </table:table-cell>
          <table:table-cell table:formula="oooc:=[.P46]/[.F46]" office:value-type="float" office:value="6.24462175917544">
            <text:p>6.24</text:p>
          </table:table-cell>
          <table:table-cell table:formula="oooc:=[.G46]/[.H46]" office:value-type="float" office:value="2185.6176157114">
            <text:p>2185.62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800000000">
            <text:p>4,800,000,000</text:p>
          </table:table-cell>
          <table:table-cell table:formula="oooc:=CEILING(([.O47]-[.R47]/2);[.R47])" office:value-type="float" office:value="7.9">
            <text:p>7.9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.05">
            <text:p>1.05</text:p>
          </table:table-cell>
          <table:table-cell/>
          <table:table-cell table:formula="oooc:=[.U44]/[.F47]/[.T44]*[.N47]" office:value-type="float" office:value="1433092729.36474">
            <text:p>1433092729.36</text:p>
          </table:table-cell>
          <table:table-cell table:formula="oooc:=[.V44]/[.J47]" office:value-type="float" office:value="13.565067773819">
            <text:p>13.57</text:p>
          </table:table-cell>
          <table:table-cell table:formula="oooc:=([.D47]/[.C47])/([.O47]/[.N47])" office:value-type="float" office:value="0.994203215250201">
            <text:p>0.99</text:p>
          </table:table-cell>
          <table:table-cell/>
          <table:table-cell table:formula="oooc:=[.G47]^[$globals.$C$16]*[$globals.$C$22]/[.O47]" office:value-type="float" office:value="4774986186.97124">
            <text:p>4774986186.97</text:p>
          </table:table-cell>
          <table:table-cell table:formula="oooc:=[.P47]/[.F47]" office:value-type="float" office:value="7.90465300471368">
            <text:p>7.9</text:p>
          </table:table-cell>
          <table:table-cell table:formula="oooc:=[.G47]/[.H47]" office:value-type="float" office:value="2766.62855164979">
            <text:p>2766.63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7400000000">
            <text:p>7,400,000,000</text:p>
          </table:table-cell>
          <table:table-cell table:formula="oooc:=CEILING(([.O48]-[.R48]/2);[.R48])" office:value-type="float" office:value="10">
            <text:p>10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.05">
            <text:p>1.05</text:p>
          </table:table-cell>
          <table:table-cell/>
          <table:table-cell table:formula="oooc:=[.U44]/[.F48]/[.T44]*[.N48]" office:value-type="float" office:value="2216517355.59617">
            <text:p>2216517355.6</text:p>
          </table:table-cell>
          <table:table-cell table:formula="oooc:=[.V44]/[.J48]" office:value-type="float" office:value="8.77051557973085">
            <text:p>8.77</text:p>
          </table:table-cell>
          <table:table-cell table:formula="oooc:=([.D48]/[.C48])/([.O48]/[.N48])" office:value-type="float" office:value="0.997419285068675">
            <text:p>1</text:p>
          </table:table-cell>
          <table:table-cell/>
          <table:table-cell table:formula="oooc:=[.G48]^[$globals.$C$16]*[$globals.$C$22]/[.O48]" office:value-type="float" office:value="7385313971.1659">
            <text:p>7385313971.17</text:p>
          </table:table-cell>
          <table:table-cell table:formula="oooc:=[.P48]/[.F48]" office:value-type="float" office:value="10.0059765882729">
            <text:p>10.01</text:p>
          </table:table-cell>
          <table:table-cell table:formula="oooc:=[.G48]/[.H48]" office:value-type="float" office:value="3502.09180589551">
            <text:p>3502.09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.05">
            <text:p>1.05</text:p>
          </table:table-cell>
          <table:table-cell/>
          <table:table-cell table:formula="oooc:=[.U44]/[.F49]/[.T44]*[.N49]" office:value-type="float" office:value="3428214439.29649">
            <text:p>3428214439.3</text:p>
          </table:table-cell>
          <table:table-cell table:formula="oooc:=[.V44]/[.J49]" office:value-type="float" office:value="5.67059043249037">
            <text:p>5.67</text:p>
          </table:table-cell>
          <table:table-cell table:formula="oooc:=([.D49]/[.C49])/([.O49]/[.N49])" office:value-type="float" office:value="1.06581129717782">
            <text:p>1.07</text:p>
          </table:table-cell>
          <table:table-cell/>
          <table:table-cell table:formula="oooc:=[.G49]^[$globals.$C$16]*[$globals.$C$22]/[.O49]" office:value-type="float" office:value="11422622038.4723">
            <text:p>11422622038.47</text:p>
          </table:table-cell>
          <table:table-cell table:formula="oooc:=[.P49]/[.F49]" office:value-type="float" office:value="12.6659029087504">
            <text:p>12.67</text:p>
          </table:table-cell>
          <table:table-cell table:formula="oooc:=[.G49]/[.H49]" office:value-type="float" office:value="4433.06601806263">
            <text:p>4433.07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8000000000">
            <text:p>18,000,000,000</text:p>
          </table:table-cell>
          <table:table-cell table:formula="oooc:=CEILING(([.O50]-[.R50]/2);[.R50])" office:value-type="float" office:value="16">
            <text:p>16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.05">
            <text:p>1.05</text:p>
          </table:table-cell>
          <table:table-cell/>
          <table:table-cell table:formula="oooc:=[.U44]/[.F50]/[.T44]*[.N50]" office:value-type="float" office:value="5302306436.77494">
            <text:p>5302306436.77</text:p>
          </table:table-cell>
          <table:table-cell table:formula="oooc:=[.V44]/[.J50]" office:value-type="float" office:value="3.66632902715146">
            <text:p>3.67</text:p>
          </table:table-cell>
          <table:table-cell table:formula="oooc:=([.D50]/[.C50])/([.O50]/[.N50])" office:value-type="float" office:value="0.979483898324726">
            <text:p>0.98</text:p>
          </table:table-cell>
          <table:table-cell/>
          <table:table-cell table:formula="oooc:=[.G50]^[$globals.$C$16]*[$globals.$C$22]/[.O50]" office:value-type="float" office:value="17666993541.9406">
            <text:p>17666993541.94</text:p>
          </table:table-cell>
          <table:table-cell table:formula="oooc:=[.P50]/[.F50]" office:value-type="float" office:value="16.032927428784">
            <text:p>16.03</text:p>
          </table:table-cell>
          <table:table-cell table:formula="oooc:=[.G50]/[.H50]" office:value-type="float" office:value="5611.5246000744">
            <text:p>5611.52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52]/[.H52]" office:value-type="float" office:value="5611.5246000744">
            <text:p>5611.52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61000000000">
            <text:p>61,000,000,000</text:p>
          </table:table-cell>
          <table:table-cell table:formula="oooc:=CEILING(([.O53]-[.R53]/2);[.R53])" office:value-type="float" office:value="4.7">
            <text:p>4.7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.05">
            <text:p>1.05</text:p>
          </table:table-cell>
          <table:table-cell/>
          <table:table-cell table:formula="oooc:=[.U52]/[.F53]/[.T52]*[.N53]" office:value-type="float" office:value="18558072528.7123">
            <text:p>18558072528.71</text:p>
          </table:table-cell>
          <table:table-cell table:formula="oooc:=[.V52]/[.J53]" office:value-type="float" office:value="31.425677375584">
            <text:p>31.43</text:p>
          </table:table-cell>
          <table:table-cell table:formula="oooc:=([.D53]/[.C53])/([.O53]/[.N53])" office:value-type="float" office:value="0.998031502421474">
            <text:p>1</text:p>
          </table:table-cell>
          <table:table-cell/>
          <table:table-cell table:formula="oooc:=[.G53]^[$globals.$C$16]*[$globals.$C$22]/[.O53]" office:value-type="float" office:value="60572549286.6536">
            <text:p>60572549286.65</text:p>
          </table:table-cell>
          <table:table-cell table:formula="oooc:=[.P53]/[.F53]" office:value-type="float" office:value="4.676270500062">
            <text:p>4.68</text:p>
          </table:table-cell>
          <table:table-cell table:formula="oooc:=[.G53]/[.H53]" office:value-type="float" office:value="5611.5246000744">
            <text:p>5611.52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94000000000">
            <text:p>94,000,000,000</text:p>
          </table:table-cell>
          <table:table-cell table:formula="oooc:=CEILING(([.O54]-[.R54]/2);[.R54])" office:value-type="float" office:value="5.9">
            <text:p>5.9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.05">
            <text:p>1.05</text:p>
          </table:table-cell>
          <table:table-cell/>
          <table:table-cell table:formula="oooc:=[.U52]/[.F54]/[.T52]*[.N54]" office:value-type="float" office:value="28703159958.4886">
            <text:p>28703159958.49</text:p>
          </table:table-cell>
          <table:table-cell table:formula="oooc:=[.V52]/[.J54]" office:value-type="float" office:value="20.3183203815692">
            <text:p>20.32</text:p>
          </table:table-cell>
          <table:table-cell table:formula="oooc:=([.D54]/[.C54])/([.O54]/[.N54])" office:value-type="float" office:value="0.993391766903457">
            <text:p>0.99</text:p>
          </table:table-cell>
          <table:table-cell/>
          <table:table-cell table:formula="oooc:=[.G54]^[$globals.$C$16]*[$globals.$C$22]/[.O54]" office:value-type="float" office:value="93685568292.6299">
            <text:p>93685568292.63</text:p>
          </table:table-cell>
          <table:table-cell table:formula="oooc:=[.P54]/[.F54]" office:value-type="float" office:value="5.91938104255172">
            <text:p>5.92</text:p>
          </table:table-cell>
          <table:table-cell table:formula="oooc:=[.G54]/[.H54]" office:value-type="float" office:value="7103.25725106206">
            <text:p>7103.26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40000000000">
            <text:p>140,000,000,000</text:p>
          </table:table-cell>
          <table:table-cell table:formula="oooc:=CEILING(([.O55]-[.R55]/2);[.R55])" office:value-type="float" office:value="7.5">
            <text:p>7.5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.05">
            <text:p>1.05</text:p>
          </table:table-cell>
          <table:table-cell/>
          <table:table-cell table:formula="oooc:=[.U52]/[.F55]/[.T52]*[.N55]" office:value-type="float" office:value="44394232770.0208">
            <text:p>44394232770.02</text:p>
          </table:table-cell>
          <table:table-cell table:formula="oooc:=[.V52]/[.J55]" office:value-type="float" office:value="13.1368415132029">
            <text:p>13.14</text:p>
          </table:table-cell>
          <table:table-cell table:formula="oooc:=([.D55]/[.C55])/([.O55]/[.N55])" office:value-type="float" office:value="1.03597624551013">
            <text:p>1.04</text:p>
          </table:table-cell>
          <table:table-cell/>
          <table:table-cell table:formula="oooc:=[.G55]^[$globals.$C$16]*[$globals.$C$22]/[.O55]" office:value-type="float" office:value="144900384904.997">
            <text:p>144900384905</text:p>
          </table:table-cell>
          <table:table-cell table:formula="oooc:=[.P55]/[.F55]" office:value-type="float" office:value="7.49295232738484">
            <text:p>7.49</text:p>
          </table:table-cell>
          <table:table-cell table:formula="oooc:=[.G55]/[.H55]" office:value-type="float" office:value="8991.54279286181">
            <text:p>8991.54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20000000000">
            <text:p>220,000,000,000</text:p>
          </table:table-cell>
          <table:table-cell table:formula="oooc:=CEILING(([.O56]-[.R56]/2);[.R56])" office:value-type="float" office:value="9.5">
            <text:p>9.5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.05">
            <text:p>1.05</text:p>
          </table:table-cell>
          <table:table-cell/>
          <table:table-cell table:formula="oooc:=[.U52]/[.F56]/[.T52]*[.N56]" office:value-type="float" office:value="68663098630.5722">
            <text:p>68663098630.57</text:p>
          </table:table-cell>
          <table:table-cell table:formula="oooc:=[.V52]/[.J56]" office:value-type="float" office:value="8.49364522766135">
            <text:p>8.49</text:p>
          </table:table-cell>
          <table:table-cell table:formula="oooc:=([.D56]/[.C56])/([.O56]/[.N56])" office:value-type="float" office:value="1.02032297387448">
            <text:p>1.02</text:p>
          </table:table-cell>
          <table:table-cell/>
          <table:table-cell table:formula="oooc:=[.G56]^[$globals.$C$16]*[$globals.$C$22]/[.O56]" office:value-type="float" office:value="224112656071.362">
            <text:p>224112656071.36</text:p>
          </table:table-cell>
          <table:table-cell table:formula="oooc:=[.P56]/[.F56]" office:value-type="float" office:value="9.48483197430035">
            <text:p>9.48</text:p>
          </table:table-cell>
          <table:table-cell table:formula="oooc:=[.G56]/[.H56]" office:value-type="float" office:value="11381.7983691604">
            <text:p>11381.8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50000000000">
            <text:p>350,000,000,000</text:p>
          </table:table-cell>
          <table:table-cell table:formula="oooc:=CEILING(([.O57]-[.R57]/2);[.R57])" office:value-type="float" office:value="12">
            <text:p>12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.05">
            <text:p>1.05</text:p>
          </table:table-cell>
          <table:table-cell/>
          <table:table-cell table:formula="oooc:=[.U52]/[.F57]/[.T52]*[.N57]" office:value-type="float" office:value="106198954669.973">
            <text:p>106198954669.97</text:p>
          </table:table-cell>
          <table:table-cell table:formula="oooc:=[.V52]/[.J57]" office:value-type="float" office:value="5.49157947752281">
            <text:p>5.49</text:p>
          </table:table-cell>
          <table:table-cell table:formula="oooc:=([.D57]/[.C57])/([.O57]/[.N57])" office:value-type="float" office:value="0.98985165616147">
            <text:p>0.99</text:p>
          </table:table-cell>
          <table:table-cell/>
          <table:table-cell table:formula="oooc:=[.G57]^[$globals.$C$16]*[$globals.$C$22]/[.O57]" office:value-type="float" office:value="346627668686.259">
            <text:p>346627668686.26</text:p>
          </table:table-cell>
          <table:table-cell table:formula="oooc:=[.P57]/[.F57]" office:value-type="float" office:value="12.0062204655863">
            <text:p>12.01</text:p>
          </table:table-cell>
          <table:table-cell table:formula="oooc:=[.G57]/[.H57]" office:value-type="float" office:value="14407.4645587036">
            <text:p>14407.46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540000000000">
            <text:p>540,000,000,000</text:p>
          </table:table-cell>
          <table:table-cell table:formula="oooc:=CEILING(([.O58]-[.R58]/2);[.R58])" office:value-type="float" office:value="15">
            <text:p>15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.05">
            <text:p>1.05</text:p>
          </table:table-cell>
          <table:table-cell/>
          <table:table-cell table:formula="oooc:=[.U52]/[.F58]/[.T52]*[.N58]" office:value-type="float" office:value="164254427748.378">
            <text:p>164254427748.38</text:p>
          </table:table-cell>
          <table:table-cell table:formula="oooc:=[.V52]/[.J58]" office:value-type="float" office:value="3.55058921695194">
            <text:p>3.55</text:p>
          </table:table-cell>
          <table:table-cell table:formula="oooc:=([.D58]/[.C58])/([.O58]/[.N58])" office:value-type="float" office:value="0.979883811809119">
            <text:p>0.98</text:p>
          </table:table-cell>
          <table:table-cell/>
          <table:table-cell table:formula="oooc:=[.G58]^[$globals.$C$16]*[$globals.$C$22]/[.O58]" office:value-type="float" office:value="536117606230.201">
            <text:p>536117606230.2</text:p>
          </table:table-cell>
          <table:table-cell table:formula="oooc:=[.P58]/[.F58]" office:value-type="float" office:value="15.1978791252015">
            <text:p>15.2</text:p>
          </table:table-cell>
          <table:table-cell table:formula="oooc:=[.G58]/[.H58]" office:value-type="float" office:value="18237.4549502418">
            <text:p>18237.45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</table:table>
      <table:table table:name="weapon_mine" table:style-name="ta1" table:print="false"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250">
            <text:p>25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P5]/[.O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/>
          <table:table-cell table:formula="oooc:=[.U4]/[.F5]/[.T4]*[.N5]" office:value-type="float" office:value="24">
            <text:p>24</text:p>
          </table:table-cell>
          <table:table-cell table:formula="oooc:=[.V4]/[.J5]" office:value-type="float" office:value="33.3333333333333">
            <text:p>33.33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810">
            <text:p>810</text:p>
          </table:table-cell>
          <table:table-cell table:formula="oooc:=CEILING(([.O6]-[.R6]/2);[.R6])" office:value-type="float" office:value="2.5">
            <text:p>2.5</text:p>
          </table:table-cell>
          <table:table-cell/>
          <table:table-cell table:formula="oooc:=[.P6]/[.O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/>
          <table:table-cell table:formula="oooc:=[.U4]/[.F6]/[.T4]*[.N6]" office:value-type="float" office:value="55.5680012524636">
            <text:p>55.57</text:p>
          </table:table-cell>
          <table:table-cell table:formula="oooc:=[.V4]/[.J6]" office:value-type="float" office:value="14.3967747978794">
            <text:p>14.4</text:p>
          </table:table-cell>
          <table:table-cell table:formula="oooc:=([.D6]/[.C6])/([.O6]/[.N6])" office:value-type="float" office:value="1.00093636515364">
            <text:p>1</text:p>
          </table:table-cell>
          <table:table-cell/>
          <table:table-cell table:formula="oooc:=[.G6]^[$globals.$C$16]*[$globals.$C$22]/[.O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700">
            <text:p>2,700</text:p>
          </table:table-cell>
          <table:table-cell table:formula="oooc:=CEILING(([.O7]-[.R7]/2);[.R7])" office:value-type="float" office:value="3">
            <text:p>3</text:p>
          </table:table-cell>
          <table:table-cell/>
          <table:table-cell table:formula="oooc:=[.P7]/[.O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/>
          <table:table-cell table:formula="oooc:=[.U4]/[.F7]/[.T4]*[.N7]" office:value-type="float" office:value="128.002027810967">
            <text:p>128</text:p>
          </table:table-cell>
          <table:table-cell table:formula="oooc:=[.V4]/[.J7]" office:value-type="float" office:value="6.24990098736121">
            <text:p>6.25</text:p>
          </table:table-cell>
          <table:table-cell table:formula="oooc:=([.D7]/[.C7])/([.O7]/[.N7])" office:value-type="float" office:value="1.01439702717556">
            <text:p>1.01</text:p>
          </table:table-cell>
          <table:table-cell/>
          <table:table-cell table:formula="oooc:=[.G7]^[$globals.$C$16]*[$globals.$C$22]/[.O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10000">
            <text:p>10,000</text:p>
          </table:table-cell>
          <table:table-cell table:formula="oooc:=CEILING(([.O8]-[.R8]/2);[.R8])" office:value-type="float" office:value="3.2">
            <text:p>3.2</text:p>
          </table:table-cell>
          <table:table-cell/>
          <table:table-cell table:formula="oooc:=[.P8]/[.O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/>
          <table:table-cell table:formula="oooc:=[.U4]/[.F8]/[.T4]*[.N8]" office:value-type="float" office:value="293.110584136718">
            <text:p>293.11</text:p>
          </table:table-cell>
          <table:table-cell table:formula="oooc:=[.V4]/[.J8]" office:value-type="float" office:value="2.7293453163972">
            <text:p>2.73</text:p>
          </table:table-cell>
          <table:table-cell table:formula="oooc:=([.D8]/[.C8])/([.O8]/[.N8])" office:value-type="float" office:value="1.0408891929828">
            <text:p>1.04</text:p>
          </table:table-cell>
          <table:table-cell/>
          <table:table-cell table:formula="oooc:=[.G8]^[$globals.$C$16]*[$globals.$C$22]/[.O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N8];10);1)-1);5)" office:value-type="float" office:value="1000">
            <text:p>10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40000">
            <text:p>40,000</text:p>
          </table:table-cell>
          <table:table-cell table:formula="oooc:=CEILING(([.O9]-[.R9]/2);[.R9])" office:value-type="float" office:value="3.4">
            <text:p>3.4</text:p>
          </table:table-cell>
          <table:table-cell/>
          <table:table-cell table:formula="oooc:=[.P9]/[.O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/>
          <table:table-cell table:formula="oooc:=[.U4]/[.F9]/[.T4]*[.N9]" office:value-type="float" office:value="666.529993938297">
            <text:p>666.53</text:p>
          </table:table-cell>
          <table:table-cell table:formula="oooc:=[.V4]/[.J9]" office:value-type="float" office:value="1.20024606135588">
            <text:p>1.2</text:p>
          </table:table-cell>
          <table:table-cell table:formula="oooc:=([.D9]/[.C9])/([.O9]/[.N9])" office:value-type="float" office:value="0.992834958511813">
            <text:p>0.99</text:p>
          </table:table-cell>
          <table:table-cell/>
          <table:table-cell table:formula="oooc:=[.G9]^[$globals.$C$16]*[$globals.$C$22]/[.O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N9];10);1)-1);5)" office:value-type="float" office:value="1000">
            <text:p>1000</text:p>
          </table:table-cell>
          <table:table-cell table:formula="oooc:=10^(FLOOR(LOG([.O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150000">
            <text:p>150,000</text:p>
          </table:table-cell>
          <table:table-cell table:formula="oooc:=CEILING(([.O10]-[.R10]/2);[.R10])" office:value-type="float" office:value="3.6">
            <text:p>3.6</text:p>
          </table:table-cell>
          <table:table-cell/>
          <table:table-cell table:formula="oooc:=[.P10]/[.O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/>
          <table:table-cell table:formula="oooc:=[.U4]/[.F10]/[.T4]*[.N10]" office:value-type="float" office:value="1503.15501371623">
            <text:p>1503.16</text:p>
          </table:table-cell>
          <table:table-cell table:formula="oooc:=[.V4]/[.J10]" office:value-type="float" office:value="0.532213905219378">
            <text:p>0.53</text:p>
          </table:table-cell>
          <table:table-cell table:formula="oooc:=([.D10]/[.C10])/([.O10]/[.N10])" office:value-type="float" office:value="1.01363990686168">
            <text:p>1.01</text:p>
          </table:table-cell>
          <table:table-cell/>
          <table:table-cell table:formula="oooc:=[.G10]^[$globals.$C$16]*[$globals.$C$22]/[.O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N10];10);1)-1);5)" office:value-type="float" office:value="10000">
            <text:p>10000</text:p>
          </table:table-cell>
          <table:table-cell table:formula="oooc:=10^(FLOOR(LOG([.O1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weapon_emp" table:style-name="ta1" table:print="false"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2" office:value-type="float" office:value="0.55">
            <text:p>0.55</text:p>
          </table:table-cell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250">
            <text:p>25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F4]" office:value-type="float" office:value="4.5">
            <table:detective>
              <table:highlighted-range table:cell-range-address="weapon_emp.F4:weapon_emp.F4" table:direction="from-same-table"/>
            </table:detective>
            <text:p>4.5</text:p>
          </table:table-cell>
          <table:table-cell table:formula="oooc:=[.G4]" office:value-type="float" office:value="5">
            <table:detective>
              <table:highlighted-range table:cell-range-address="weapon_emp.G4:weapon_emp.G4" table:direction="from-same-table"/>
            </table:detective>
            <text:p>5</text:p>
          </table:table-cell>
          <table:table-cell table:formula="oooc:=[.H4]" office:value-type="float" office:value="0.55">
            <table:detective>
              <table:highlighted-range table:cell-range-address="weapon_emp.H4:weapon_emp.H4" table:direction="from-same-table"/>
            </table:detective>
            <text:p>0.55</text:p>
          </table:table-cell>
          <table:table-cell/>
          <table:table-cell table:formula="oooc:=[.U4]/[.F5]/[.T4]*[.N5]" office:value-type="float" office:value="11">
            <text:p>11</text:p>
          </table:table-cell>
          <table:table-cell table:formula="oooc:=[.V4]/[.J5]" office:value-type="float" office:value="72.7272727272727">
            <text:p>72.73</text:p>
          </table:table-cell>
          <table:table-cell table:formula="oooc:=([.D5]/[.C5])/([.O5]/[.N5])" office:value-type="float" office:value="0.9801">
            <text:p>0.98</text:p>
          </table:table-cell>
          <table:table-cell/>
          <table:table-cell table:formula="oooc:=[.G5]^[$globals.$C$16]*[$globals.$C$22]/[.O5]" office:value-type="float" office:value="247.5">
            <text:p>247.5</text:p>
          </table:table-cell>
          <table:table-cell table:formula="oooc:=[.P5]/[.F5]" office:value-type="float" office:value="2.02020202020202">
            <text:p>2.02</text:p>
          </table:table-cell>
          <table:table-cell table:formula="oooc:=[.G5]/[.H5]" office:value-type="float" office:value="9.09090909090909">
            <text:p>9.09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610">
            <text:p>610</text:p>
          </table:table-cell>
          <table:table-cell table:formula="oooc:=CEILING(([.O6]-[.R6]/2);[.R6])" office:value-type="float" office:value="3.3">
            <text:p>3.3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5">
            <text:p>0.55</text:p>
          </table:table-cell>
          <table:table-cell/>
          <table:table-cell table:formula="oooc:=[.U4]/[.F6]/[.T4]*[.N6]" office:value-type="float" office:value="27.2878577579062">
            <text:p>27.29</text:p>
          </table:table-cell>
          <table:table-cell table:formula="oooc:=[.V4]/[.J6]" office:value-type="float" office:value="29.3170686793181">
            <text:p>29.32</text:p>
          </table:table-cell>
          <table:table-cell table:formula="oooc:=([.D6]/[.C6])/([.O6]/[.N6])" office:value-type="float" office:value="1.0061356344684">
            <text:p>1.01</text:p>
          </table:table-cell>
          <table:table-cell/>
          <table:table-cell table:formula="oooc:=[.G6]^[$globals.$C$16]*[$globals.$C$22]/[.O6]" office:value-type="float" office:value="613.97679955289">
            <text:p>613.98</text:p>
          </table:table-cell>
          <table:table-cell table:formula="oooc:=[.P6]/[.F6]" office:value-type="float" office:value="3.30125851809407">
            <text:p>3.3</text:p>
          </table:table-cell>
          <table:table-cell table:formula="oooc:=[.G6]/[.H6]" office:value-type="float" office:value="14.8556633314233">
            <text:p>14.86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1500">
            <text:p>1,500</text:p>
          </table:table-cell>
          <table:table-cell table:formula="oooc:=CEILING(([.O7]-[.R7]/2);[.R7])" office:value-type="float" office:value="5.4">
            <text:p>5.4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5">
            <text:p>0.55</text:p>
          </table:table-cell>
          <table:table-cell/>
          <table:table-cell table:formula="oooc:=[.U4]/[.F7]/[.T4]*[.N7]" office:value-type="float" office:value="67.6933800923384">
            <text:p>67.69</text:p>
          </table:table-cell>
          <table:table-cell table:formula="oooc:=[.V4]/[.J7]" office:value-type="float" office:value="11.817994594283">
            <text:p>11.82</text:p>
          </table:table-cell>
          <table:table-cell table:formula="oooc:=([.D7]/[.C7])/([.O7]/[.N7])" office:value-type="float" office:value="1.01640536865933">
            <text:p>1.02</text:p>
          </table:table-cell>
          <table:table-cell/>
          <table:table-cell table:formula="oooc:=[.G7]^[$globals.$C$16]*[$globals.$C$22]/[.O7]" office:value-type="float" office:value="1523.10105207761">
            <text:p>1523.1</text:p>
          </table:table-cell>
          <table:table-cell table:formula="oooc:=[.P7]/[.F7]" office:value-type="float" office:value="5.3946623626279">
            <text:p>5.39</text:p>
          </table:table-cell>
          <table:table-cell table:formula="oooc:=[.G7]/[.H7]" office:value-type="float" office:value="24.2759806318256">
            <text:p>24.28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800">
            <text:p>3,800</text:p>
          </table:table-cell>
          <table:table-cell table:formula="oooc:=CEILING(([.O8]-[.R8]/2);[.R8])" office:value-type="float" office:value="8.8">
            <text:p>8.8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5">
            <text:p>0.55</text:p>
          </table:table-cell>
          <table:table-cell/>
          <table:table-cell table:formula="oooc:=[.U4]/[.F8]/[.T4]*[.N8]" office:value-type="float" office:value="167.927938828328">
            <text:p>167.93</text:p>
          </table:table-cell>
          <table:table-cell table:formula="oooc:=[.V4]/[.J8]" office:value-type="float" office:value="4.76394818862057">
            <text:p>4.76</text:p>
          </table:table-cell>
          <table:table-cell table:formula="oooc:=([.D8]/[.C8])/([.O8]/[.N8])" office:value-type="float" office:value="0.99255721073712">
            <text:p>0.99</text:p>
          </table:table-cell>
          <table:table-cell/>
          <table:table-cell table:formula="oooc:=[.G8]^[$globals.$C$16]*[$globals.$C$22]/[.O8]" office:value-type="float" office:value="3778.37862363738">
            <text:p>3778.38</text:p>
          </table:table-cell>
          <table:table-cell table:formula="oooc:=[.P8]/[.F8]" office:value-type="float" office:value="8.8155416630491">
            <text:p>8.82</text:p>
          </table:table-cell>
          <table:table-cell table:formula="oooc:=[.G8]/[.H8]" office:value-type="float" office:value="39.669937483721">
            <text:p>39.67</text:p>
          </table:table-cell>
          <table:table-cell table:formula="oooc:=MAX(10^(FLOOR(LOG([.N8];10);1)-1);5)" office:value-type="float" office:value="100">
            <text:p>1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9400">
            <text:p>9,400</text:p>
          </table:table-cell>
          <table:table-cell table:formula="oooc:=CEILING(([.O9]-[.R9]/2);[.R9])" office:value-type="float" office:value="14">
            <text:p>14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5">
            <text:p>0.55</text:p>
          </table:table-cell>
          <table:table-cell/>
          <table:table-cell table:formula="oooc:=[.U4]/[.F9]/[.T4]*[.N9]" office:value-type="float" office:value="416.581246211436">
            <text:p>416.58</text:p>
          </table:table-cell>
          <table:table-cell table:formula="oooc:=[.V4]/[.J9]" office:value-type="float" office:value="1.92039369816941">
            <text:p>1.92</text:p>
          </table:table-cell>
          <table:table-cell table:formula="oooc:=([.D9]/[.C9])/([.O9]/[.N9])" office:value-type="float" office:value="0.969055562949412">
            <text:p>0.97</text:p>
          </table:table-cell>
          <table:table-cell/>
          <table:table-cell table:formula="oooc:=[.G9]^[$globals.$C$16]*[$globals.$C$22]/[.O9]" office:value-type="float" office:value="9373.0780397573">
            <text:p>9373.08</text:p>
          </table:table-cell>
          <table:table-cell table:formula="oooc:=[.P9]/[.F9]" office:value-type="float" office:value="14.4056790933433">
            <text:p>14.41</text:p>
          </table:table-cell>
          <table:table-cell table:formula="oooc:=[.G9]/[.H9]" office:value-type="float" office:value="64.8255559200447">
            <text:p>64.83</text:p>
          </table:table-cell>
          <table:table-cell table:formula="oooc:=MAX(10^(FLOOR(LOG([.N9];10);1)-1);5)" office:value-type="float" office:value="100">
            <text:p>10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23000">
            <text:p>23,000</text:p>
          </table:table-cell>
          <table:table-cell table:formula="oooc:=CEILING(([.O10]-[.R10]/2);[.R10])" office:value-type="float" office:value="24">
            <text:p>24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5">
            <text:p>0.55</text:p>
          </table:table-cell>
          <table:table-cell/>
          <table:table-cell table:formula="oooc:=[.U4]/[.F10]/[.T4]*[.N10]" office:value-type="float" office:value="1033.41907192991">
            <text:p>1033.42</text:p>
          </table:table-cell>
          <table:table-cell table:formula="oooc:=[.V4]/[.J10]" office:value-type="float" office:value="0.774129316682731">
            <text:p>0.77</text:p>
          </table:table-cell>
          <table:table-cell table:formula="oooc:=([.D10]/[.C10])/([.O10]/[.N10])" office:value-type="float" office:value="1.03068018394509">
            <text:p>1.03</text:p>
          </table:table-cell>
          <table:table-cell/>
          <table:table-cell table:formula="oooc:=[.G10]^[$globals.$C$16]*[$globals.$C$22]/[.O10]" office:value-type="float" office:value="23251.9291184229">
            <text:p>23251.93</text:p>
          </table:table-cell>
          <table:table-cell table:formula="oooc:=[.P10]/[.F10]" office:value-type="float" office:value="23.5406510538354">
            <text:p>23.54</text:p>
          </table:table-cell>
          <table:table-cell table:formula="oooc:=[.G10]/[.H10]" office:value-type="float" office:value="105.93292974226">
            <text:p>105.93</text:p>
          </table:table-cell>
          <table:table-cell table:formula="oooc:=MAX(10^(FLOOR(LOG([.N10];10);1)-1);5)" office:value-type="float" office:value="1000">
            <text:p>100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1">04/11/2007</text:date>, <text:time>00:0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11T00:04:31</dc:date>
    <dc:language>en-US</dc:language>
    <meta:editing-cycles>52</meta:editing-cycles>
    <meta:editing-duration>P1DT1H58M9S</meta:editing-duration>
    <meta:user-defined meta:name="Info 1"/>
    <meta:user-defined meta:name="Info 2"/>
    <meta:user-defined meta:name="Info 3"/>
    <meta:user-defined meta:name="Info 4"/>
    <meta:document-statistic meta:table-count="7" meta:cell-count="2722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